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loext:contextual-spacing="false" style:line-height-at-least="0.82cm" fo:orphans="2" fo:widows="2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rsid="0014a62e" officeooo:paragraph-rsid="0014a62e" style:font-size-asian="13pt" style:font-size-complex="13pt"/>
    </style:style>
    <style:style style:name="P6" style:family="paragraph" style:parent-style-name="Heading_20_2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10.5pt" fo:letter-spacing="normal" fo:font-style="normal" fo:font-weight="bold" officeooo:paragraph-rsid="001a05a8"/>
    </style:style>
    <style:style style:name="P7" style:family="paragraph" style:parent-style-name="Heading_20_1"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8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9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officeooo:rsid="0014a62e" officeooo:paragraph-rsid="0014a62e" style:font-size-asian="21pt" style:font-size-complex="21pt"/>
    </style:style>
    <style:style style:name="P10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11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officeooo:paragraph-rsid="001a05a8" style:font-size-asian="21pt" style:font-size-complex="21pt"/>
    </style:style>
    <style:style style:name="P12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size="10.5pt"/>
    </style:style>
    <style:style style:name="P13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 fo:break-before="page"/>
      <style:text-properties fo:font-variant="normal" fo:text-transform="none" fo:color="#3d464d" style:font-name="Open Sans" fo:font-size="21pt" fo:letter-spacing="normal" fo:font-style="normal" officeooo:rsid="0014a62e" officeooo:paragraph-rsid="0014a62e" style:font-size-asian="21pt" style:font-size-complex="21pt"/>
    </style:style>
    <style:style style:name="P14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 fo:break-before="page"/>
      <style:text-properties fo:font-variant="normal" fo:text-transform="none" fo:color="#3d464d" style:font-name="Open Sans" fo:font-size="21pt" fo:letter-spacing="normal" fo:font-style="normal" officeooo:paragraph-rsid="001a05a8" style:font-size-asian="21pt" style:font-size-complex="21pt"/>
    </style:style>
    <style:style style:name="P15" style:family="paragraph" style:parent-style-name="Heading_20_1">
      <style:paragraph-properties fo:margin-left="0cm" fo:margin-right="0cm" fo:margin-top="0.794cm" fo:margin-bottom="0cm" loext:contextual-spacing="false" fo:orphans="2" fo:widows="2" fo:text-indent="0cm" style:auto-text-indent="false" fo:break-before="page"/>
      <style:text-properties fo:font-size="10.5pt"/>
    </style:style>
    <style:style style:name="P16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17" style:family="paragraph" style:parent-style-name="Text_20_body">
      <style:text-properties fo:font-variant="normal" fo:text-transform="none" fo:color="#3d464d" style:font-name="Open Sans" fo:letter-spacing="normal" fo:font-style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loext:contextual-spacing="false" style:line-height-at-least="0.82cm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25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fo:color="#73797e" style:font-name="Open Sans" fo:letter-spacing="normal" fo:font-style="italic"/>
    </style:style>
    <style:style style:name="P26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officeooo:paragraph-rsid="0014a62e"/>
    </style:style>
    <style:style style:name="P28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size="13pt" officeooo:rsid="0014a62e" officeooo:paragraph-rsid="0014a62e" style:font-size-asian="13pt" style:font-size-complex="13pt"/>
    </style:style>
    <style:style style:name="P29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size="10.5pt"/>
    </style:style>
    <style:style style:name="P30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size="10.5pt" officeooo:paragraph-rsid="001a05a8"/>
    </style:style>
    <style:style style:name="P31" style:family="paragraph" style:parent-style-name="Text_20_body">
      <style:paragraph-properties fo:margin-left="0cm" fo:margin-right="0cm" fo:margin-top="0.794cm" fo:margin-bottom="0cm" loext:contextual-spacing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1a05a8"/>
    </style:style>
    <style:style style:name="P32" style:family="paragraph" style:parent-style-name="Text_20_body">
      <style:paragraph-properties fo:break-before="page"/>
      <style:text-properties fo:font-variant="normal" fo:text-transform="none" fo:color="#3d464d" style:font-name="Open Sans" fo:letter-spacing="normal" fo:font-style="normal"/>
    </style:style>
    <style:style style:name="P33" style:family="paragraph" style:parent-style-name="Quotations">
      <style:text-properties fo:font-variant="normal" fo:text-transform="none" fo:color="#3d464d" style:font-name="Open Sans" fo:letter-spacing="normal" fo:font-style="normal"/>
    </style:style>
    <style:style style:name="P34" style:family="paragraph" style:parent-style-name="Quotations" style:list-style-name="L1">
      <style:paragraph-properties fo:margin-left="1cm" fo:margin-right="1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5" style:family="paragraph" style:parent-style-name="Quotations" style:list-style-name="L1">
      <style:paragraph-properties fo:margin-left="1cm" fo:margin-right="1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6" style:family="paragraph" style:parent-style-name="Quotations" style:list-style-name="L1">
      <style:paragraph-properties fo:margin-left="1cm" fo:margin-right="1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>
        <style:tab-stops>
          <style:tab-stop style:position="0.106cm"/>
        </style:tab-stops>
      </style:paragraph-properties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8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39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  <style:text-properties fo:font-size="12pt" style:font-size-asian="12pt" style:font-size-complex="12pt"/>
    </style:style>
    <style:style style:name="P40" style:family="paragraph" style:parent-style-name="Horizontal_20_Line">
      <style:paragraph-properties fo:margin-top="0cm" fo:margin-bottom="0cm" loext:contextual-spacing="false" style:line-height-at-least="0.82cm" fo:orphans="2" fo:widows="2"/>
    </style:style>
    <style:style style:name="T1" style:family="text">
      <style:text-properties fo:font-size="10.5pt" fo:font-weight="normal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3.5pt" fo:font-weight="bold" loext:padding="0cm" loext:border="none"/>
    </style:style>
    <style:style style:name="T4" style:family="text">
      <style:text-properties fo:font-size="13.5pt" fo:font-style="italic" fo:font-weight="bold" officeooo:rsid="0014a62e" style:font-size-asian="13pt" style:font-size-complex="13pt" loext:padding="0cm" loext:border="none"/>
    </style:style>
    <style:style style:name="T5" style:family="text">
      <style:text-properties fo:color="#3d464d" style:font-name="Source Serif Pro" fo:font-size="13.5pt" fo:letter-spacing="normal" fo:font-weight="normal" loext:padding="0cm" loext:border="none"/>
    </style:style>
    <style:style style:name="T6" style:family="text">
      <style:text-properties style:font-name="Source Serif Pro" fo:font-size="13.5pt" fo:font-style="normal" fo:font-weight="normal" loext:padding="0cm" loext:border="none"/>
    </style:style>
    <style:style style:name="T7" style:family="text">
      <style:text-properties style:font-name="Source Serif Pro" fo:font-size="13.5pt" fo:font-weight="normal" loext:padding="0cm" loext:border="none"/>
    </style:style>
    <style:style style:name="T8" style:family="text">
      <style:text-properties style:font-name="Source Serif Pro" fo:font-size="13.5pt" fo:font-weight="bold" loext:padding="0cm" loext:border="none"/>
    </style:style>
    <style:style style:name="T9" style:family="text">
      <style:text-properties style:font-name="Source Serif Pro" fo:font-weight="bold" officeooo:rsid="0014a62e" loext:padding="0cm" loext:border="none"/>
    </style:style>
    <style:style style:name="T10" style:family="text">
      <style:text-properties style:font-name="Source Serif Pro" fo:font-weight="bold" loext:padding="0cm" loext:border="none"/>
    </style:style>
    <style:style style:name="T11" style:family="text">
      <style:text-properties fo:font-variant="normal" fo:text-transform="none" fo:color="#3d464d" style:font-name="Source Serif Pro" fo:font-size="13.5pt" fo:font-style="normal" fo:font-weight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font-style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normal" officeooo:rsid="0014a62e" fo:background-color="#f0f3f5" loext:char-shading-value="0" style:font-size-asian="13pt" style:font-size-complex="13pt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officeooo:rsid="0014a62e" style:font-size-asian="13pt" style:font-size-complex="13pt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officeooo:rsid="0014a62e" style:font-size-asian="13pt" style:font-size-complex="13pt" loext:padding="0cm" loext:border="none"/>
    </style:style>
    <style:style style:name="T21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22" style:family="text">
      <style:text-properties fo:font-variant="normal" fo:text-transform="none" fo:color="#3d464d" style:font-name="Source Serif Pro" fo:font-size="13.5pt" fo:letter-spacing="normal" fo:font-weight="normal" officeooo:rsid="0014a62e" style:font-size-asian="13pt" style:font-size-complex="13pt" loext:padding="0cm" loext:border="none"/>
    </style:style>
    <style:style style:name="T23" style:family="text">
      <style:text-properties fo:font-variant="normal" fo:text-transform="none" fo:color="#3d464d" style:font-name="Source Serif Pro" fo:font-size="13.5pt" fo:font-weight="normal" loext:padding="0cm" loext:border="none"/>
    </style:style>
    <style:style style:name="T24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25" style:family="text">
      <style:text-properties fo:font-variant="normal" fo:text-transform="none" fo:color="#3d464d" style:font-name="Source Serif Pro" fo:letter-spacing="normal" fo:font-style="normal" fo:font-weight="normal" fo:background-color="#f0f3f5" loext:char-shading-value="0"/>
    </style:style>
    <style:style style:name="T26" style:family="text">
      <style:text-properties fo:font-variant="normal" fo:text-transform="none" fo:color="#3d464d" style:font-name="Source Serif Pro" fo:letter-spacing="normal" fo:font-style="normal" fo:font-weight="normal" officeooo:rsid="0014a62e" fo:background-color="#f0f3f5" loext:char-shading-value="0" loext:padding="0cm" loext:border="none"/>
    </style:style>
    <style:style style:name="T27" style:family="text">
      <style:text-properties fo:font-variant="normal" fo:text-transform="none" fo:color="#3d464d" style:font-name="Source Serif Pro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3d464d" style:font-name="Source Serif Pro" fo:font-size="12pt" fo:letter-spacing="normal" fo:font-style="normal" fo:font-weight="normal" fo:background-color="#f0f3f5" loext:char-shading-value="0" style:font-size-asian="12pt" style:font-size-complex="12pt"/>
    </style:style>
    <style:style style:name="T29" style:family="text">
      <style:text-properties fo:font-variant="normal" fo:text-transform="none" fo:color="#3d464d" style:font-name="Source Serif Pro" fo:font-size="12pt" fo:letter-spacing="normal" fo:font-style="normal" fo:font-weight="normal" officeooo:rsid="0014a62e" fo:background-color="#f0f3f5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3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3d464d" style:font-name="Consolas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464d" style:font-name="Consolas" fo:font-size="12pt" fo:letter-spacing="normal" fo:font-style="normal" fo:font-weight="normal" style:font-size-asian="12pt" style:font-size-complex="12pt" loext:padding="0cm" loext:border="none"/>
    </style:style>
    <style:style style:name="T35" style:family="text">
      <style:text-properties fo:font-variant="normal" fo:text-transform="none" fo:color="#3d464d" fo:letter-spacing="normal"/>
    </style:style>
    <style:style style:name="T36" style:family="text">
      <style:text-properties fo:font-variant="normal" fo:text-transform="none" fo:color="#3d464d" fo:letter-spacing="normal" loext:padding="0cm" loext:border="none"/>
    </style:style>
    <style:style style:name="T37" style:family="text">
      <style:text-properties fo:font-variant="normal" fo:text-transform="none" fo:color="#3d464d" fo:font-size="13.5pt" fo:font-style="normal" fo:font-weight="bold" loext:padding="0cm" loext:border="none"/>
    </style:style>
    <style:style style:name="T38" style:family="text">
      <style:text-properties fo:font-variant="normal" fo:text-transform="none" fo:color="#3d464d" fo:font-size="13.5pt" fo:letter-spacing="normal" fo:font-style="normal" fo:font-weight="normal" officeooo:rsid="0014a62e" fo:background-color="#f0f3f5" loext:char-shading-value="0" style:font-size-asian="13pt" style:font-size-complex="13pt" loext:padding="0cm" loext:border="none"/>
    </style:style>
    <style:style style:name="T39" style:family="text">
      <style:text-properties fo:font-variant="normal" fo:text-transform="none" fo:color="#3d464d" style:font-name="Open Sans" fo:font-size="10.5pt" fo:letter-spacing="normal" fo:font-style="italic" fo:font-weight="normal" loext:padding="0cm" loext:border="none"/>
    </style:style>
    <style:style style:name="T40" style:family="text">
      <style:text-properties fo:font-variant="normal" fo:text-transform="none" fo:color="#3d464d" style:font-name="Open Sans" fo:font-size="10.5pt" fo:letter-spacing="normal" fo:font-style="normal" fo:font-weight="bold" officeooo:rsid="0014a62e" fo:background-color="#f0f3f5" loext:char-shading-value="0" style:font-size-asian="13pt" style:font-size-complex="13pt" loext:padding="0cm" loext:border="none"/>
    </style:style>
    <style:style style:name="T41" style:family="text">
      <style:text-properties fo:font-variant="normal" fo:text-transform="none" fo:color="#3d464d" style:font-name="Open Sans" fo:letter-spacing="normal" fo:font-style="normal" fo:font-weight="bold" officeooo:rsid="0014a62e" fo:background-color="#f0f3f5" loext:char-shading-value="0" loext:padding="0cm" loext:border="none"/>
    </style:style>
    <style:style style:name="T42" style:family="text">
      <style:text-properties fo:font-variant="normal" fo:text-transform="none" fo:color="#3d464d" style:font-name="Open Sans" fo:font-size="13.5pt" fo:letter-spacing="normal" fo:font-style="italic" fo:font-weight="normal" loext:padding="0cm" loext:border="none"/>
    </style:style>
    <style:style style:name="T43" style:family="text">
      <style:text-properties fo:font-variant="normal" fo:text-transform="none" fo:color="#3d464d" style:font-name="Open Sans" fo:font-size="13.5pt" fo:letter-spacing="normal" fo:font-style="normal" fo:font-weight="bold" officeooo:rsid="0014a62e" fo:background-color="#f0f3f5" loext:char-shading-value="0" style:font-size-asian="13pt" style:font-size-complex="13pt" loext:padding="0cm" loext:border="none"/>
    </style:style>
    <style:style style:name="T44" style:family="text">
      <style:text-properties fo:font-variant="normal" fo:text-transform="none" fo:color="#3d464d" style:font-name="Open Sans" fo:font-size="13pt" fo:letter-spacing="normal" fo:font-style="italic" fo:font-weight="normal" officeooo:rsid="0014a62e" style:font-size-asian="13pt" style:font-size-complex="13pt" loext:padding="0cm" loext:border="none"/>
    </style:style>
    <style:style style:name="T45" style:family="text">
      <style:text-properties fo:font-variant="normal" fo:text-transform="none" fo:color="#3d464d" style:font-name="Open Sans" fo:font-size="21pt" fo:letter-spacing="normal" fo:font-style="normal" fo:font-weight="bold" officeooo:rsid="0014a62e" fo:background-color="#f0f3f5" loext:char-shading-value="0" style:font-size-asian="21pt" style:font-size-complex="21pt" loext:padding="0cm" loext:border="none"/>
    </style:style>
    <style:style style:name="T46" style:family="text">
      <style:text-properties fo:font-variant="normal" fo:text-transform="none" fo:color="#3d464d" style:font-name="Open Sans" fo:font-size="12pt" fo:letter-spacing="normal" fo:font-style="normal" fo:font-weight="bold" officeooo:rsid="0014a62e" fo:background-color="#f0f3f5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3d464d" fo:font-size="12pt" fo:letter-spacing="normal" style:font-size-asian="12pt" style:font-size-complex="12pt" loext:padding="0cm" loext:border="none"/>
    </style:style>
    <style:style style:name="T48" style:family="text">
      <style:text-properties fo:font-variant="normal" fo:text-transform="none" fo:color="#3d464d" style:font-name="Open sans" fo:font-size="13.5pt" fo:letter-spacing="normal" fo:font-style="normal" fo:font-weight="bold" officeooo:rsid="0014a62e" fo:background-color="#f0f3f5" loext:char-shading-value="0" style:font-size-asian="13pt" style:font-size-complex="13pt" loext:padding="0cm" loext:border="none"/>
    </style:style>
    <style:style style:name="T49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50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990055" style:font-name="Consolas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990055" style:font-name="Consolas" fo:font-size="12pt" fo:letter-spacing="normal" fo:font-style="normal" fo:font-weight="normal" style:font-size-asian="12pt" style:font-size-complex="12pt" loext:padding="0cm" loext:border="none"/>
    </style:style>
    <style:style style:name="T53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0077aa" style:font-name="Consolas" fo:letter-spacing="normal" fo:font-style="normal" fo:font-weight="normal" loext:padding="0cm" loext:border="none"/>
    </style:style>
    <style:style style:name="T55" style:family="text">
      <style:text-properties fo:font-variant="normal" fo:text-transform="none" fo:color="#0077aa" style:font-name="Consolas" fo:font-size="12pt" fo:letter-spacing="normal" fo:font-style="normal" fo:font-weight="normal" style:font-size-asian="12pt" style:font-size-complex="12pt" loext:padding="0cm" loext:border="none"/>
    </style:style>
    <style:style style:name="T56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a67f59" style:font-name="Consolas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a67f59" style:font-name="Consolas" fo:font-size="12pt" fo:letter-spacing="normal" fo:font-style="normal" fo:font-weight="normal" style:font-size-asian="12pt" style:font-size-complex="12pt" loext:padding="0cm" loext:border="none"/>
    </style:style>
    <style:style style:name="T59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999999" style:font-name="Consolas" fo:letter-spacing="normal" fo:font-style="normal" fo:font-weight="normal" loext:padding="0cm" loext:border="none"/>
    </style:style>
    <style:style style:name="T61" style:family="text">
      <style:text-properties fo:font-variant="normal" fo:text-transform="none" fo:color="#999999" style:font-name="Consolas" fo:font-size="12pt" fo:letter-spacing="normal" fo:font-style="normal" fo:font-weight="normal" style:font-size-asian="12pt" style:font-size-complex="12pt" loext:padding="0cm" loext:border="none"/>
    </style:style>
    <style:style style:name="T62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708090" style:font-name="Consolas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708090" style:font-name="Consolas" fo:font-size="12pt" fo:letter-spacing="normal" fo:font-style="normal" fo:font-weight="normal" style:font-size-asian="12pt" style:font-size-complex="12pt" loext:padding="0cm" loext:border="none"/>
    </style:style>
    <style:style style:name="T65" style:family="text">
      <style:text-properties fo:font-variant="normal" fo:text-transform="none" fo:color="#73797e" style:font-name="Open Sans" fo:letter-spacing="normal" fo:font-style="italic" fo:font-weight="normal" loext:padding="0cm" loext:border="none"/>
    </style:style>
    <style:style style:name="T66" style:family="text">
      <style:text-properties fo:font-variant="normal" fo:text-transform="none" fo:color="#73797e" style:font-name="Open Sans" fo:letter-spacing="normal" fo:font-style="italic" fo:font-weight="normal" officeooo:rsid="0014a62e" loext:padding="0cm" loext:border="none"/>
    </style:style>
    <style:style style:name="T67" style:family="text">
      <style:text-properties fo:font-variant="normal" fo:text-transform="none" fo:color="#73797e" style:font-name="Open Sans" fo:font-size="13pt" fo:letter-spacing="normal" fo:font-style="italic" fo:font-weight="normal" officeooo:rsid="0014a62e" style:font-size-asian="13pt" style:font-size-complex="13pt" loext:padding="0cm" loext:border="none"/>
    </style:style>
    <style:style style:name="T68" style:family="text">
      <style:text-properties fo:color="#73797e" style:font-name="Open Sans" fo:font-style="italic" loext:padding="0cm" loext:border="none"/>
    </style:style>
    <style:style style:name="T69" style:family="text">
      <style:text-properties fo:color="#73797e" style:font-name="Open Sans" fo:letter-spacing="normal" fo:font-style="italic" fo:font-weight="normal" loext:padding="0cm" loext:border="none"/>
    </style:style>
    <style:style style:name="T70" style:family="text">
      <style:text-properties fo:color="#73797e" fo:font-style="italic" fo:font-weight="bold" loext:padding="0cm" loext:border="none"/>
    </style:style>
    <style:style style:name="T71" style:family="text">
      <style:text-properties fo:color="#73797e" fo:font-style="italic" fo:font-weight="bold" officeooo:rsid="0014a62e" style:font-size-asian="13pt" style:font-size-complex="13pt" loext:padding="0cm" loext:border="none"/>
    </style:style>
    <style:style style:name="T72" style:family="text">
      <style:text-properties fo:color="#73797e" fo:font-style="italic" fo:font-weight="bold" officeooo:rsid="0014a62e" loext:padding="0cm" loext:border="none"/>
    </style:style>
    <style:style style:name="T73" style:family="text">
      <style:text-properties fo:font-style="italic" fo:font-weight="bold" loext:padding="0cm" loext:border="none"/>
    </style:style>
    <style:style style:name="T74" style:family="text">
      <style:text-properties fo:font-style="italic" fo:font-weight="bold" officeooo:rsid="0014a62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2">01 - Introdução aos Enterprise Java Beans</text:span></text:h>
      <text:p text:style-name="P17"><text:span text:style-name="T3"/></text:p>
      <text:p text:style-name="P17"><text:span text:style-name="T7">Nessa vídeo-aula começaremos a desenvolver uma aplicação Java com EJB. Já temos um ambiente de desenvolvimento pré-configurado baseado no </text:span><text:a xlink:type="simple" xlink:href="http://www.oracle.com/technetwork/java/javase/downloads/index.html" office:target-frame-name="_blank" xlink:show="new" text:style-name="Internet_20_link" text:visited-style-name="Visited_20_Internet_20_Link"><text:span text:style-name="T7">Java SE 7</text:span></text:a><text:span text:style-name="T7"> e utilizaremos como IDE (explicado abaixo) o </text:span><text:a xlink:type="simple" xlink:href="http://www.eclipse.org/downloads/" office:target-frame-name="_blank" xlink:show="new" text:style-name="Internet_20_link" text:visited-style-name="Visited_20_Internet_20_Link"><text:span text:style-name="T7">Eclipse IDE for Java EE Developers</text:span></text:a><text:span text:style-name="T7">.</text:span></text:p>
      <text:p text:style-name="P18"><text:span text:style-name="T13">Além disso, usaremos o servidor de aplicação JBoss AS 7 da Red Hat (explicado abaixo). Você pode baixar ele diretamente no site nesse link: </text:span><text:a xlink:type="simple" xlink:href="http://jbossas.jboss.org/downloads" office:target-frame-name="_blank" xlink:show="new" text:style-name="Internet_20_link" text:visited-style-name="Visited_20_Internet_20_Link"><text:span text:style-name="T14">JBoss AS 7</text:span></text:a></text:p>
      <text:p text:style-name="P18"><text:span text:style-name="T13">Nesse capítulo usaremos um projeto já preparado para não começar do zero e usar uma interface gráfica. Esse projeto </text:span><text:span text:style-name="Emphasis"><text:span text:style-name="T14">livraria</text:span></text:span><text:span text:style-name="T13"> pode ser baixado </text:span><text:a xlink:type="simple" xlink:href="https://s3.amazonaws.com/caelum-online-public/ejb/livraria.zip" office:target-frame-name="_blank" xlink:show="new" text:style-name="Internet_20_link" text:visited-style-name="Visited_20_Internet_20_Link"><text:span text:style-name="T14">aqui</text:span></text:a></text:p>
      <text:p text:style-name="P18"><text:span text:style-name="T13">Durante do treinamento usaremos alguns arquivos de configuração, todos disponíveis aqui: </text:span><text:a xlink:type="simple" xlink:href="https://s3.amazonaws.com/caelum-online-public/ejb/resources.zip" office:target-frame-name="_blank" xlink:show="new" text:style-name="Internet_20_link" text:visited-style-name="Visited_20_Internet_20_Link"><text:span text:style-name="T14">resources.zip</text:span></text:a></text:p>
      <text:h text:style-name="P8" text:outline-level="1">Introdução ao EJB</text:h>
      <text:p text:style-name="P18"><text:span text:style-name="T13">Hoje em dia, a grande maioria das aplicações são desenvolvidas para executar na web. Ou seja, usamos um navegador para acessar o servidor através do protocolo </text:span><text:span text:style-name="Strong_20_Emphasis"><text:span text:style-name="T14">HTTP</text:span></text:span><text:span text:style-name="T13">. Para fazer isso funcionar basta termos um servidor como o </text:span><text:span text:style-name="Strong_20_Emphasis"><text:span text:style-name="T14">Apache Tomcat</text:span></text:span><text:span text:style-name="T13">, bastante utilizado em outros treinamentos no Alura. Com ele podemos executar uma aplicação feita com </text:span><text:span text:style-name="Emphasis"><text:span text:style-name="T14">JavaServer Faces</text:span></text:span><text:span text:style-name="T13"> (JSF) ou outros </text:span><text:span text:style-name="Emphasis"><text:span text:style-name="T14">frameworks MVC</text:span></text:span><text:span text:style-name="T13"> (</text:span><text:span text:style-name="Emphasis"><text:span text:style-name="T14">Model-View-Controller</text:span></text:span><text:span text:style-name="T13">).</text:span></text:p>
      <text:p text:style-name="P18"><text:span text:style-name="T13">A maioria das aplicações utilizam um banco de dados como o MySQL ou Oracle, entre várias outras opções do mercado. Nesse caso, a nossa aplicação deve se preocupar em gerenciar as conexões com o banco, o que normalmente é feito através de um </text:span><text:span text:style-name="Emphasis"><text:span text:style-name="T14">pools</text:span></text:span><text:span text:style-name="T13"> de conexões. A escolha e configuração correta do </text:span><text:span text:style-name="Emphasis"><text:span text:style-name="T14">Pool</text:span></text:span><text:span text:style-name="T13"> é de grande importância para qualquer aplicação e afeta diretamente o desempenho e escalabilidade.</text:span></text:p>
      <text:p text:style-name="P18"><text:span text:style-name="T13">Para </text:span><text:span text:style-name="Emphasis"><text:span text:style-name="T14">persistirmos</text:span></text:span><text:span text:style-name="T13"> e acessarmos dados usando o paradigma orientado a objetos podemos usar </text:span><text:span text:style-name="Emphasis"><text:span text:style-name="T14">frameworks</text:span></text:span><text:span text:style-name="T13"> de Mapeamento-Objetos-</text:span><text:soft-page-break/><text:span text:style-name="T13">Relacional (MOR) como o </text:span><text:span text:style-name="Strong_20_Emphasis"><text:span text:style-name="T14">Hibernate</text:span></text:span><text:span text:style-name="T13"> ou </text:span><text:span text:style-name="Strong_20_Emphasis"><text:span text:style-name="T14">EclipseLink</text:span></text:span><text:span text:style-name="T13">, que seguem a especificação JPA (Java Persistence API). A integração do </text:span><text:span text:style-name="Emphasis"><text:span text:style-name="T14">framework</text:span></text:span><text:span text:style-name="T13"> deve ser feita da melhor maneira possível para evitar desperdício de recursos e mau uso do banco de dados.</text:span></text:p>
      <text:p text:style-name="P23">Alteração de dados no banco mesmo com JPA envolve transações que precisam ser gerenciadas, tarefa difícil de se fazer de maneira robusta. O mau gerenciamento das transações é um problema comum nas aplicações e pode causar problemas nas consistência dos dados.</text:p>
      <text:p text:style-name="P23">Ao trabalhar com todos esses recursos, erros ou exceções podem aparecer. Ou seja, sempre devemos ter uma estratégia para lidar com as possíveis exceções que a aplicação pode causar.</text:p>
      <text:p text:style-name="P18"><text:span text:style-name="T13">As classes da aplicação, como os </text:span><text:span text:style-name="Emphasis"><text:span text:style-name="T14">Data Access Objects</text:span></text:span><text:span text:style-name="T13"> (DAOs) e as classes de serviços, serão utilizadas quando ocorrer uma requisição HTTP. A pergunta é: como podemos garantir que não há problemas de acesso e sincronização quando a quantidade de requisições crescer? Não é raro ver aplicações que começam a gerar problemas quando a demanda cresce.</text:span></text:p>
      <text:p text:style-name="P23">Outra tarefa comum é executar tarefas periodicamente. Há aplicações que precisam agendar a execução de processos. Por exemplo, pode ser necessário enviar um email cada dia, ou verificar uma tabela no banco de dados a cada hora. O agendamento correto, no tempo exato é essencial para várias aplicações, e não é algo fácil de se implementar.</text:p>
      <text:p text:style-name="P18"><text:span text:style-name="T13">Durante o desenvolvimento de uma aplicação surgem várias outras preocupações, tais como o uso de </text:span><text:span text:style-name="Strong_20_Emphasis"><text:span text:style-name="T14">Web Services</text:span></text:span><text:span text:style-name="T13"> ou mesmo a segurança da aplicação, ambos importantíssimos. Em geral, todas essas preocupações listadas são agnósticas às regras de negócio. É algo que faz parte do desenvolvimento, mas não deveriam ser a preocupação principal.</text:span></text:p>
      <text:p text:style-name="P24"><draw:frame draw:style-name="fr1" draw:name="Figura1" text:anchor-type="as-char" svg:width="1.997cm" svg:height="0.998cm" draw:z-index="0"><draw:image xlink:href="https://s3.amazonaws.com/caelum-online-public/ejb/ejb-cap1-servicos.png" xlink:type="simple" xlink:show="embed" xlink:actuate="onLoad"/></draw:frame></text:p>
      <text:p text:style-name="P18"><text:span text:style-name="T13">A tarefa de um </text:span><text:span text:style-name="Strong_20_Emphasis"><text:span text:style-name="T14">servidor de aplicações</text:span></text:span><text:span text:style-name="T13"> é justamente livrar o desenvolvedor dessas preocupações e fornecer uma infra-estrutura pronta para que ele possa utilizar. Ou seja, não é a aplicação que vai gerenciar a transação ou se preocupar com o agendamento de </text:span><text:soft-page-break/><text:span text:style-name="T13">tarefas. Vamos inverter o controle e deixar o servidor de aplicações fazer essa parte.</text:span></text:p>
      <text:p text:style-name="P18"><text:span text:style-name="T13">Por isso, essas preocupações também se chamam serviços do </text:span><text:span text:style-name="Emphasis"><text:span text:style-name="T14">container</text:span></text:span><text:span text:style-name="T13"> ou serviços do servidor. Transação, persistência, etc. são serviços que o servidor de aplicações fornece.</text:span></text:p>
      <text:p text:style-name="P24"><draw:frame draw:style-name="fr1" draw:name="Figura2" text:anchor-type="as-char" svg:width="1.997cm" svg:height="0.998cm" draw:z-index="1"><draw:image xlink:href="https://s3.amazonaws.com/caelum-online-public/ejb/ejb-cap1-servidor-app.png" xlink:type="simple" xlink:show="embed" xlink:actuate="onLoad"/></draw:frame></text:p>
      <text:p text:style-name="P18"><text:span text:style-name="T13">Por exemplo, a classe DAO da minha aplicação deve ter acesso ao JPA sem se preocupar em como inicializa-lo. Para isso funcionar o </text:span><text:span text:style-name="Emphasis"><text:span text:style-name="T14">Enterprise Java Beans</text:span></text:span><text:span text:style-name="T13"> (</text:span><text:span text:style-name="Strong_20_Emphasis"><text:span text:style-name="T14">EJB</text:span></text:span><text:span text:style-name="T13">) fornece o componente (</text:span><text:span text:style-name="Strong_20_Emphasis"><text:span text:style-name="T14"> Entity Bean </text:span></text:span><text:span text:style-name="T13">), que é responsável pelo controle de transações de persistência de dados. O próprio DAO vai ser um EJB e assim poderá utilizar a JPA sem problemas.</text:span></text:p>
      <text:p text:style-name="P23">Em outras palavras, é através dos EJBs que temos acesso aos serviços que o servidor oferece sem nos preocuparmos em como cada um deles foi inicializado. Então, para usar os EJBs, sempre precisamos de um servidor de aplicações.</text:p>
      <text:p text:style-name="P18"><text:span text:style-name="T13">Falta saber qual servidor de aplicação usaremos no treinamento. O </text:span><text:span text:style-name="Strong_20_Emphasis"><text:span text:style-name="T14">Apache Tomcat</text:span></text:span><text:span text:style-name="T13"> não serve, pois não é um servidor de aplicações completo. Contudo há outras opções como </text:span><text:span text:style-name="Strong_20_Emphasis"><text:span text:style-name="T14">RedHat JBoss AS</text:span></text:span><text:span text:style-name="T13">, </text:span><text:span text:style-name="Strong_20_Emphasis"><text:span text:style-name="T14">Oracle Glassfish</text:span></text:span><text:span text:style-name="T13">, </text:span><text:span text:style-name="Strong_20_Emphasis"><text:span text:style-name="T14">Apache Geronimo</text:span></text:span><text:span text:style-name="T13"> ou </text:span><text:span text:style-name="Strong_20_Emphasis"><text:span text:style-name="T14">Oracle WebLogic</text:span></text:span><text:span text:style-name="T13">, entre outros. Usaremos o </text:span><text:span text:style-name="Strong_20_Emphasis"><text:span text:style-name="T14">JBoss AS</text:span></text:span><text:span text:style-name="T13">, o servidor Java EE mais popular, </text:span><text:span text:style-name="Emphasis"><text:span text:style-name="T14">opensource</text:span></text:span><text:span text:style-name="T13"> e totalmente gratuito.</text:span></text:p>
      <text:p text:style-name="P24"><draw:frame draw:style-name="fr1" draw:name="Figura3" text:anchor-type="as-char" svg:width="1.997cm" svg:height="0.998cm" draw:z-index="2"><draw:image xlink:href="https://s3.amazonaws.com/caelum-online-public/ejb/ejb-cap1-ejb-grande.png" xlink:type="simple" xlink:show="embed" xlink:actuate="onLoad"/></draw:frame></text:p>
      <text:h text:style-name="P1" text:outline-level="2">Preparação do ambiente de desenvolvimento</text:h>
      <text:p text:style-name="P18"><text:span text:style-name="T13">1) Vamos então baixar o </text:span><text:span text:style-name="Strong_20_Emphasis"><text:span text:style-name="T14">JBoss Application Server</text:span></text:span><text:span text:style-name="T13"> para começar a usar os EJBs. Para tal, acesse o site </text:span><text:a xlink:type="simple" xlink:href="http://jbossas.jboss.org/" office:target-frame-name="_blank" xlink:show="new" text:style-name="Internet_20_link" text:visited-style-name="Visited_20_Internet_20_Link"><text:span text:style-name="T14">http://jbossas.jboss.org/</text:span></text:a><text:span text:style-name="T13">;</text:span></text:p>
      <text:p text:style-name="P18"><text:span text:style-name="T13">2) Na página principal escolha a opção </text:span><text:a xlink:type="simple" xlink:href="http://jbossas.jboss.org/downloads" office:target-frame-name="_blank" xlink:show="new" text:style-name="Internet_20_link" text:visited-style-name="Visited_20_Internet_20_Link"><text:span text:style-name="T14">Downloads</text:span></text:a><text:span text:style-name="T13">, depois selecione a versão </text:span><text:span text:style-name="Source_20_Text"><text:span text:style-name="T15">JBoss AS 7.1.1.Final</text:span></text:span><text:span text:style-name="T13"> no formato </text:span><text:a xlink:type="simple" xlink:href="http://download.jboss.org/jbossas/7.1/jboss-as-7.1.1.Final/jboss-as-7.1.1.Final.zip" office:target-frame-name="_blank" xlink:show="new" text:style-name="Internet_20_link" text:visited-style-name="Visited_20_Internet_20_Link"><text:span text:style-name="T14">ZIP</text:span></text:a><text:span text:style-name="T13">.</text:span></text:p>
      <text:p text:style-name="P18"><text:span text:style-name="T13">3) Além disso, vamos utilizar o Eclipse como IDE de desenvolvimento disponível em: </text:span><text:a xlink:type="simple" xlink:href="http://www.eclipse.org/downloads/" office:target-frame-name="_blank" xlink:show="new" text:style-name="Internet_20_link" text:visited-style-name="Visited_20_Internet_20_Link"><text:span text:style-name="T14">www.eclipse.org/downloads/</text:span></text:a></text:p>
      <text:p text:style-name="P18"><text:span text:style-name="Emphasis"><text:span text:style-name="T14">Importante</text:span></text:span><text:span text:style-name="T13"> é baixar a versão </text:span><text:span text:style-name="Strong_20_Emphasis"><text:span text:style-name="T14">Eclipse IDE for Java EE Developers</text:span></text:span><text:span text:style-name="T13"> que já vem com vários </text:span><text:span text:style-name="Emphasis"><text:span text:style-name="T14">plugins</text:span></text:span><text:span text:style-name="T13"> para o desenvolvimento web. É preciso </text:span><text:soft-page-break/><text:span text:style-name="T13">selecionar o Eclipse para o seu sistema operacional, já que o Eclipse depende dele.</text:span></text:p>
      <text:p text:style-name="P23">No nosso caso já temos JBoss AS e Eclipse baixados, só falta extrair os arquivos.</text:p>
      <text:p text:style-name="P18"><text:span text:style-name="T13">4) Enquanto estão sendo extraídos os arquivos, vamos aproveitar o tempo e verificar a versão da </text:span><text:span text:style-name="Emphasis"><text:span text:style-name="T14">Java Virtual Machine</text:span></text:span><text:span text:style-name="T13"> (JVM) instalada em nosso computador. Abrimos um terminal e ao executar o comando </text:span><text:span text:style-name="Source_20_Text"><text:span text:style-name="T15">java -version</text:span></text:span><text:span text:style-name="T13"> aparece corretamente a verão 1.7 da JVM da Oracle.</text:span></text:p>
      <text:h text:style-name="P1" text:outline-level="2">Instalação do Server Adapter</text:h>
      <text:p text:style-name="P18"><text:span text:style-name="T13">Hora de iniciar o Eclipse... Ao abrir, o Eclipse pergunta qual pasta ou </text:span><text:span text:style-name="Emphasis"><text:span text:style-name="T14">workspace</text:span></text:span><text:span text:style-name="T13"> queremos usar para os nossos projetos, mas também nos sugere uma pasta padrão. É essa que vamos utilizar. Portanto só é preciso confirmar.</text:span></text:p>
      <text:p text:style-name="P18"><text:span text:style-name="T13">Vamos fechar a tela inicial do Eclipse. O próximo passo é configurar o JBoss AS como servidor dentro do Eclipse. Para isso existe a aba </text:span><text:span text:style-name="Strong_20_Emphasis"><text:span text:style-name="T14">Servers</text:span></text:span><text:span text:style-name="T13">, onde configuraremos o JBoss. Já baixamos e extraímos o JBoss antes, então vamos criar um novo </text:span><text:span text:style-name="Emphasis"><text:span text:style-name="T14">Server</text:span></text:span><text:span text:style-name="T13"> dentro do Eclipse.</text:span></text:p>
      <text:p text:style-name="P23">Aqui nós temos um problema. É que na lista padrão de servidores disponíveis não aparece a versão do JBoss AS que baixamos. Só existe JBoss até a versão 5.</text:p>
      <text:p text:style-name="P18"><text:span text:style-name="T13">Para podermos configurar o JBoss 7 é preciso baixar um novo </text:span><text:span text:style-name="Emphasis"><text:span text:style-name="T14">server adapter</text:span></text:span><text:span text:style-name="T13"> pelo link acima. O Eclipse atualiza a tela com os </text:span><text:span text:style-name="Emphasis"><text:span text:style-name="T14">server adapters</text:span></text:span><text:span text:style-name="T13"> disponíveis e logo veremos o </text:span><text:span text:style-name="Strong_20_Emphasis"><text:span text:style-name="T14">JBoss AS Tools</text:span></text:span><text:span text:style-name="T13">. É isso que estamos procurando.</text:span></text:p>
      <text:p text:style-name="P23">Basta selecionar e confirmar na próxima tela para concluir a instalação. A instalação pode demorar um pouco, pois vai baixar vários arquivos. Ao final dela, vamos reiniciar o Eclipse para aplicar as alterações.</text:p>
      <text:p text:style-name="P18"><text:span text:style-name="T13">Agora, vamos repetir o processo novamente, selecionar na aba </text:span><text:span text:style-name="Emphasis"><text:span text:style-name="T14">Servers</text:span></text:span><text:span text:style-name="T13"> o link para criar um novo servidor. Agora aparece na lista de servidores disponíveis o JBoss AS 7.1.</text:span></text:p>
      <text:p text:style-name="P23">A configuração é simples, basta encontrar e selecionar a pasta do servidor JBoss, ou seja, aquela pasta que extraímos antes.</text:p>
      <text:p text:style-name="P18"><text:soft-page-break/><text:span text:style-name="T13">No nosso caso, também vou escolher a versão 1.7 da JVM que roda o JBoss. Pronto, só falta finalizar. Na aba </text:span><text:span text:style-name="Emphasis"><text:span text:style-name="T14">Servers</text:span></text:span><text:span text:style-name="T13"> aparece o JBoss com alguns arquivos de configuração. Para iniciar clique no botão verde no lado esquerdo do Eclipse.</text:span></text:p>
      <text:p text:style-name="P23">Ao inicializar aparece na view console do Eclipse a saída do JBoss. Dando uma olhada no console, vemos que bem no final nos foi informado a interface web do JBoss.</text:p>
      <text:p text:style-name="P18"><text:span text:style-name="T13">Vamos testar no navegador digitando </text:span><text:a xlink:type="simple" xlink:href="http://localhost:9990/" office:target-frame-name="_blank" xlink:show="new" text:style-name="Internet_20_link" text:visited-style-name="Visited_20_Internet_20_Link"><text:span text:style-name="T14">localhost:9990</text:span></text:a><text:span text:style-name="T13">.</text:span></text:p>
      <text:p text:style-name="P23">A tela do JBoss AS indica que conseguimos iniciar o servidor!</text:p>
      <text:h text:style-name="P1" text:outline-level="2">Primeira aplicação com EJB</text:h>
      <text:p text:style-name="P23">Vamos começar a usar os EJBs, mas para não começar do zero, preparamos um projeto que está disponível nos downloads. Vamos importar esse projeto no Eclipse.</text:p>
      <text:p text:style-name="P18"><text:span text:style-name="T13">No menu </text:span><text:span text:style-name="Strong_20_Emphasis"><text:span text:style-name="T14">File -&gt; Import</text:span></text:span><text:span text:style-name="T13"> escolhemos </text:span><text:span text:style-name="Strong_20_Emphasis"><text:span text:style-name="T14">General -&gt; Existing Project Into Workspace</text:span></text:span><text:span text:style-name="T13"> e depois </text:span><text:span text:style-name="Strong_20_Emphasis"><text:span text:style-name="T14">Archive file</text:span></text:span><text:span text:style-name="T13">para selecionar o arquivo </text:span><text:a xlink:type="simple" xlink:href="https://s3.amazonaws.com/caelum-online-public/ejb/livraria.zip" office:target-frame-name="_blank" xlink:show="new" text:style-name="Internet_20_link" text:visited-style-name="Visited_20_Internet_20_Link"><text:span text:style-name="T14">livraria.zip</text:span></text:a><text:span text:style-name="T13">.</text:span></text:p>
      <text:p text:style-name="P18"><text:span text:style-name="T13">Esse projeto nada mais é do que um </text:span><text:span text:style-name="Strong_20_Emphasis"><text:span text:style-name="Emphasis"><text:span text:style-name="T14">Dynamic Web Project</text:span></text:span></text:span><text:span text:style-name="T13">. Nele já foram criadas algumas classes e a interface web, mas não há nada especifico do EJB ainda. Criamos este projeto apenas por fins didáticos.</text:span></text:p>
      <text:p text:style-name="P23">Ao importá-lo, verifique se todas as classes estão compilando. Veja que no projeto existe um problema, pois as biblioteca do JBoss ainda não fazem parte do projeto web.</text:p>
      <text:p text:style-name="P18"><text:span text:style-name="T13">Vamos configurar isso: botão direito no projeto </text:span><text:span text:style-name="Strong_20_Emphasis"><text:span text:style-name="T14">livraria</text:span></text:span><text:span text:style-name="T13">, depois escolha </text:span><text:span text:style-name="Strong_20_Emphasis"><text:span text:style-name="T14">Java Build Path</text:span></text:span><text:span text:style-name="T13">. Na aba </text:span><text:span text:style-name="Strong_20_Emphasis"><text:span text:style-name="T14">Libraries</text:span></text:span><text:span text:style-name="T13"> aperte o botão </text:span><text:span text:style-name="Strong_20_Emphasis"><text:span text:style-name="T14">Add Library</text:span></text:span><text:span text:style-name="T13">, escolha </text:span><text:span text:style-name="Strong_20_Emphasis"><text:span text:style-name="T14">Server Runtime</text:span></text:span><text:span text:style-name="T13"> e o JBoss 7. Através dessa configuração as bibliotecas no JBoss fazem parte do classpath.</text:span></text:p>
      <text:p text:style-name="P18"><text:span text:style-name="T13">Falta ainda associar o projeto com JBoss. Na aba </text:span><text:span text:style-name="Strong_20_Emphasis"><text:span text:style-name="T14">Servers</text:span></text:span><text:span text:style-name="T13">, botão direito </text:span><text:span text:style-name="Strong_20_Emphasis"><text:span text:style-name="T14">Add and Remove...</text:span></text:span><text:span text:style-name="T13">, e escolha o projeto </text:span><text:span text:style-name="Strong_20_Emphasis"><text:span text:style-name="T14">livraria</text:span></text:span><text:span text:style-name="T13">. Ao confirmar o JBoss carrega a aplicação. Podemos ver no console a saída: </text:span><text:span text:style-name="Strong_20_Emphasis"><text:span text:style-name="T14">Deployed "livraria.war"</text:span></text:span><text:span text:style-name="T13"> .</text:span></text:p>
      <text:h text:style-name="P1" text:outline-level="2"><text:soft-page-break/>Apresentação do projeto</text:h>
      <text:p text:style-name="P18"><text:span text:style-name="T13">A aplicação </text:span><text:span text:style-name="Strong_20_Emphasis"><text:span text:style-name="T14">livraria</text:span></text:span><text:span text:style-name="T13"> usa JSF e Primefaces para definir a interface. Há um outro treinamento no Alura que ensina essas duas tecnologias caso esteja com dúvidas ou queira aprender mais.</text:span></text:p>
      <text:p text:style-name="P23">Vamos testar a aplicação acessando no navegador:</text:p>
      <text:p text:style-name="P18"><text:a xlink:type="simple" xlink:href="http://localhost:8080/livraria/login.xhtml" office:target-frame-name="_blank" xlink:show="new" text:style-name="Internet_20_link" text:visited-style-name="Visited_20_Internet_20_Link"><text:span text:style-name="T14">http://localhost:8080/livraria/login.xhtml</text:span></text:a></text:p>
      <text:p text:style-name="P18"><text:span text:style-name="T13">Há uma página de login: o login é </text:span><text:span text:style-name="Emphasis"><text:span text:style-name="T14">admin</text:span></text:span><text:span text:style-name="T13"> a senha é </text:span><text:span text:style-name="Emphasis"><text:span text:style-name="T14">pass</text:span></text:span><text:span text:style-name="T13"> . Após efetuado o login somos redirecionados para a página principal de aplicação. Trata-se de um cadastro de livros e autores, com abas para cada funcionalidade além do logout.</text:span></text:p>
      <text:p text:style-name="P18"><text:span text:style-name="T13">Uma coisa que podemos observar na página é que os acentos estão errados. Pode haver vários motivos por este problema, mas no nosso caso basta redefinir a codificação do projeto. No Eclipse, nas propriedades do projeto, basta selecionar UTF-8 no item </text:span><text:span text:style-name="Emphasis"><text:span text:style-name="T14">Resource</text:span></text:span><text:span text:style-name="T13">.</text:span></text:p>
      <text:p text:style-name="P23">Vamos reiniciar o servidor JBoss e recarregar a aplicação para publicar a mudança. Após login, podemos ver que os acentos estão certos.</text:p>
      <text:p text:style-name="P23">Falta testar uma vez a interface. Vamos cadastrar um autor apenas digitando seu nome... pronto. E depois verificar a existência do autor no combobox do cadastro de livros. Apareceu ... vamos cadastrar também um novo livro. Foi inserido com sucesso.</text:p>
      <text:p text:style-name="P23">É importante mencionar que todos os dados ficam em memória, não há persistência por enquanto. Ou seja, ao reiniciar o servidor perderemos os dados inseridos anteriormente. Veremos como integrar o JPA com EJB mais para frente.</text:p>
      <text:p text:style-name="P18"><text:span text:style-name="T13">Vamos dar uma olhada no código fonte. Há 4 pacotes no projeto. O </text:span><text:span text:style-name="Emphasis"><text:span text:style-name="T14">modelo</text:span></text:span><text:span text:style-name="T13"> possui as classes do domínio como </text:span><text:span text:style-name="Source_20_Text"><text:span text:style-name="T15">Livro</text:span></text:span><text:span text:style-name="T13">, </text:span><text:span text:style-name="Source_20_Text"><text:span text:style-name="T15">Autor</text:span></text:span><text:span text:style-name="T13"> e </text:span><text:span text:style-name="Source_20_Text"><text:span text:style-name="T15">Usuario</text:span></text:span><text:span text:style-name="T13">. Para cada modelo existe um DAO para persistir os dados, mas como não usamos um banco de dados ainda, simulamos através da classe </text:span><text:span text:style-name="Source_20_Text"><text:span text:style-name="T15">Banco</text:span></text:span><text:span text:style-name="T13"> um banco de dados em memória. Nessa classe também se encontram os livros e autores já cadastrados. Cada DAO, por sua vez, usa a classe </text:span><text:span text:style-name="Source_20_Text"><text:span text:style-name="T15">Banco</text:span></text:span><text:span text:style-name="T13">.</text:span></text:p>
      <text:h text:style-name="P1" text:outline-level="2"><text:soft-page-break/>O primeiro Session Bean</text:h>
      <text:p text:style-name="P18"><text:span text:style-name="T13">Como falamos, ao usar EJB, teremos acesso aos serviços do servidor de aplicação, como transação, persistência com JPA ou tratamento de erro. Para transformar a classe </text:span><text:span text:style-name="Emphasis"><text:span text:style-name="T14">AutorDao</text:span></text:span><text:span text:style-name="T13"> em um EJB basta uma configuração simples. Só precisamos anotá-la com </text:span><text:span text:style-name="Emphasis"><text:span text:style-name="T14">@Stateless</text:span></text:span><text:span text:style-name="T13">:</text:span></text:p>
      <text:p text:style-name="P37"><text:span text:style-name="Source_20_Text"><text:span text:style-name="T50">@Stateless</text:span>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59">{</text:span></text:span></text:p>
      <text:p text:style-name="P18"><text:span text:style-name="T13">Vamos republicar a aplicação e analisar o console para realmente ver que a anotação causou uma mudança. Selecione a aplicação na aba </text:span><text:span text:style-name="Emphasis"><text:span text:style-name="T14">Servers</text:span></text:span><text:span text:style-name="T13">, usando </text:span><text:span text:style-name="Emphasis"><text:span text:style-name="T14">Full publish</text:span></text:span><text:span text:style-name="T13">.</text:span></text:p>
      <text:p text:style-name="P18"><text:span text:style-name="T13">Repare na saída algumas informações sobre a classe </text:span><text:span text:style-name="Source_20_Text"><text:span text:style-name="T15">AutorDao</text:span></text:span><text:span text:style-name="T13">. Ao subir, o servidor - para ser mais correto, o </text:span><text:span text:style-name="Emphasis"><text:span text:style-name="T14">EJB Container</text:span></text:span><text:span text:style-name="T13"> - achou aquela anotação </text:span><text:span text:style-name="Source_20_Text"><text:span text:style-name="T15">@Stateless</text:span></text:span><text:span text:style-name="T13"> e registrou esse EJB dentro de um registro disponível no servidor. Aquele registro se chama JNDI e o que estamos vendo na saída é o endereço do EJB nesse registro JNDI. O servidor usa por baixo dos panos esse registro JNDI para organizar os componentes que ele administra.</text:span></text:p>
      <text:p text:style-name="P18"><text:span text:style-name="T13">Voltando ao Eclipse, vamos também configurar os outros DAOs como EJB. Abra a classe </text:span><text:span text:style-name="Source_20_Text"><text:span text:style-name="T15">LivroDao</text:span></text:span><text:span text:style-name="T13"> e use novamente a anotação </text:span><text:span text:style-name="Source_20_Text"><text:span text:style-name="T15">@Stateless</text:span></text:span><text:span text:style-name="T13">. Faça o mesmo para a classe </text:span><text:span text:style-name="Source_20_Text"><text:span text:style-name="T15">UsuarioDao</text:span></text:span><text:span text:style-name="T13">.</text:span></text:p>
      <text:p text:style-name="P37"><text:span text:style-name="Source_20_Text"><text:span text:style-name="T50">@Stateless</text:span>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LivroDao</text:span></text:span><text:span text:style-name="Source_20_Text"><text:span text:style-name="T59">{</text:span></text:span></text:p>
      <text:p text:style-name="P37"><text:span text:style-name="Source_20_Text"><text:span text:style-name="T50">@Stateless</text:span>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UsuarioDao</text:span></text:span><text:span text:style-name="Source_20_Text"><text:span text:style-name="T59">{</text:span></text:span></text:p>
      <text:p text:style-name="P23">Ao subir o servidor devem aparecer no console os endereços desses EJBs também.</text:p>
      <text:h text:style-name="P1" text:outline-level="2">Injeção de dependências</text:h>
      <text:p text:style-name="P18"><text:span text:style-name="T13">Na nossa aplicação, os DAOs são utilizados através das classes que ficam dentro do pacote </text:span><text:span text:style-name="Emphasis"><text:span text:style-name="T14">bean</text:span></text:span><text:span text:style-name="T13">. Abra a classe </text:span><text:span text:style-name="Source_20_Text"><text:span text:style-name="T15">AutorBean</text:span></text:span><text:span text:style-name="T13">. Essa classe é utilizada através da interface JSF, ela é chamada pelos componentes JSF definidos no arquivo </text:span><text:span text:style-name="Source_20_Text"><text:span text:style-name="T15">autor.xhtml</text:span></text:span><text:span text:style-name="T13">.</text:span></text:p>
      <text:p text:style-name="P23">Para saber mais sobre o JSF também assista ao treinamento disponível no Alura.</text:p>
      <text:p text:style-name="P18"><text:soft-page-break/><text:span text:style-name="T13">Na classe </text:span><text:span text:style-name="Source_20_Text"><text:span text:style-name="T15">AutorBean</text:span></text:span><text:span text:style-name="T13">, podemos ver que estamos usando a classe </text:span><text:span text:style-name="Source_20_Text"><text:span text:style-name="T15">AutorDao</text:span></text:span><text:span text:style-name="T13"> para gravar e listar autores. Repare também que estamos instanciando a classe </text:span><text:span text:style-name="Source_20_Text"><text:span text:style-name="T15">AutorDao</text:span></text:span><text:span text:style-name="T13">: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AutorBean</text:span></text:span><text:span text:style-name="Source_20_Text"><text:span text:style-name="T32"> </text:span></text:span><text:span text:style-name="Source_20_Text"><text:span text:style-name="T59">{</text:span></text:span></text:p>
      <text:p text:style-name="P38"/>
      <text:p text:style-name="P37"><text:span text:style-name="Source_20_Text"><text:span text:style-name="T36"><text:s text:c="2"/></text:span></text:span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32"> dao </text:span></text:span><text:span text:style-name="Source_20_Text"><text:span text:style-name="T59">=</text:span></text:span><text:span text:style-name="Source_20_Text"><text:span text:style-name="T32"> </text:span></text:span><text:span text:style-name="Source_20_Text"><text:span text:style-name="T53">new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59">();</text:span></text:span><text:span text:style-name="Source_20_Text"><text:span text:style-name="T62">//criação do DAO</text:span></text:span></text:p>
      <text:p text:style-name="P38"/>
      <text:p text:style-name="P37"><text:span text:style-name="Source_20_Text"><text:span text:style-name="T36"><text:s text:c="2"/></text:span></text:span><text:span text:style-name="Source_20_Text"><text:span text:style-name="T62">//outros métodos e atributos omitidos</text:span></text:span></text:p>
      <text:p text:style-name="P37"><text:span text:style-name="Source_20_Text"><text:span text:style-name="T59">}</text:span></text:span></text:p>
      <text:p text:style-name="P18"><text:span text:style-name="T13">É justamente essa a linha que precisa ser alterada. Ao usar EJB, não podemos mais instanciar o </text:span><text:span text:style-name="Source_20_Text"><text:span text:style-name="T15">AutorDao</text:span></text:span><text:span text:style-name="T13"> na mão. Estamos assumindo o controle ao criar o DAO naquela linha. Nesse caso não estamos usando o </text:span><text:span text:style-name="Source_20_Text"><text:span text:style-name="T15">AutorDao</text:span></text:span><text:span text:style-name="T13"> como um EJB.</text:span></text:p>
      <text:p text:style-name="P18"><text:span text:style-name="T13">O DAO está sendo administrado pelo EJB Container. Portanto, quem cria o DAO é o EJB Container e não a minha classe. Consequentemente precisamos pedir ao EJB Container passar aquela instancia que ele está administrando. Felizmente, isso é fácil de fazer, basta usar a anotação </text:span><text:span text:style-name="Source_20_Text"><text:span text:style-name="T15">@Inject</text:span></text:span><text:span text:style-name="T13">: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AutorBean</text:span></text:span><text:span text:style-name="Source_20_Text"><text:span text:style-name="T32"> </text:span></text:span><text:span text:style-name="Source_20_Text"><text:span text:style-name="T59">{</text:span></text:span></text:p>
      <text:p text:style-name="P38"/>
      <text:p text:style-name="P37"><text:span text:style-name="Source_20_Text"><text:span text:style-name="T36"><text:s text:c="2"/></text:span></text:span><text:span text:style-name="Source_20_Text"><text:span text:style-name="T50">@Inject</text:span></text:span></text:p>
      <text:p text:style-name="P37"><text:span text:style-name="Source_20_Text"><text:span text:style-name="T36"><text:s text:c="2"/></text:span></text:span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32"> dao</text:span></text:span><text:span text:style-name="Source_20_Text"><text:span text:style-name="T59">;</text:span></text:span><text:span text:style-name="Source_20_Text"><text:span text:style-name="T32"> </text:span></text:span><text:span text:style-name="Source_20_Text"><text:span text:style-name="T62">//sem new</text:span></text:span></text:p>
      <text:p text:style-name="P38"/>
      <text:p text:style-name="P37"><text:span text:style-name="Source_20_Text"><text:span text:style-name="T36"><text:s text:c="2"/></text:span></text:span><text:span text:style-name="Source_20_Text"><text:span text:style-name="T62">//outros métodos e atributos omitidos</text:span></text:span></text:p>
      <text:p text:style-name="P37"><text:span text:style-name="Source_20_Text"><text:span text:style-name="T59">}</text:span></text:span></text:p>
      <text:p text:style-name="P18"><text:span text:style-name="T13">Pronto, o EJB será injetado! Essa parte da inversão de controle também é chamado </text:span><text:span text:style-name="Emphasis"><text:span text:style-name="T14">Injeção de dependências</text:span></text:span><text:span text:style-name="T13">. O DAO é uma dependência que será injetada pelo container.</text:span></text:p>
      <text:p text:style-name="P18"><text:span text:style-name="T13">Faremos a mesma coisa na classe </text:span><text:span text:style-name="Source_20_Text"><text:span text:style-name="T15">LivroBean</text:span></text:span><text:span text:style-name="T13">. Mas além do </text:span><text:span text:style-name="Source_20_Text"><text:span text:style-name="T15">AutorDao</text:span></text:span><text:span text:style-name="T13"> ela usa também o </text:span><text:span text:style-name="Source_20_Text"><text:span text:style-name="T15">LivroDao</text:span></text:span><text:span text:style-name="T13">. Vamos tirar o "new" e usar a anotação </text:span><text:span text:style-name="Source_20_Text"><text:span text:style-name="T15">@Inject</text:span></text:span><text:span text:style-name="T13"> em cada atributo: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LivroBean</text:span></text:span><text:span text:style-name="Source_20_Text"><text:span text:style-name="T32"> </text:span></text:span><text:span text:style-name="Source_20_Text"><text:span text:style-name="T59">{</text:span></text:span></text:p>
      <text:p text:style-name="P38"/>
      <text:p text:style-name="P37"><text:span text:style-name="Source_20_Text"><text:span text:style-name="T36"><text:s text:c="2"/></text:span></text:span><text:span text:style-name="Source_20_Text"><text:span text:style-name="T50">@Inject</text:span></text:span></text:p>
      <text:p text:style-name="P37"><text:span text:style-name="Source_20_Text"><text:span text:style-name="T36"><text:s text:c="2"/></text:span></text:span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32"> autorDao</text:span></text:span><text:span text:style-name="Source_20_Text"><text:span text:style-name="T59">;</text:span></text:span><text:span text:style-name="Source_20_Text"><text:span text:style-name="T32"> </text:span></text:span><text:span text:style-name="Source_20_Text"><text:span text:style-name="T62">//sem new</text:span></text:span></text:p>
      <text:p text:style-name="P38"><text:soft-page-break/></text:p>
      <text:p text:style-name="P37"><text:span text:style-name="Source_20_Text"><text:span text:style-name="T36"><text:s text:c="2"/></text:span></text:span><text:span text:style-name="Source_20_Text"><text:span text:style-name="T50">@Inject</text:span></text:span></text:p>
      <text:p text:style-name="P37"><text:span text:style-name="Source_20_Text"><text:span text:style-name="T36"><text:s text:c="2"/></text:span></text:span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LivroDao</text:span></text:span><text:span text:style-name="Source_20_Text"><text:span text:style-name="T32"> livroDao</text:span></text:span><text:span text:style-name="Source_20_Text"><text:span text:style-name="T59">;</text:span></text:span><text:span text:style-name="Source_20_Text"><text:span text:style-name="T32"> </text:span></text:span><text:span text:style-name="Source_20_Text"><text:span text:style-name="T62">//sem new</text:span></text:span></text:p>
      <text:p text:style-name="P38"/>
      <text:p text:style-name="P37"><text:span text:style-name="Source_20_Text"><text:span text:style-name="T62">//outros métodos e atributos omitidos</text:span></text:span></text:p>
      <text:p text:style-name="P37"><text:span text:style-name="Source_20_Text"><text:span text:style-name="T59">}</text:span></text:span></text:p>
      <text:p text:style-name="P23">Está tudo pronto para testar. Vamos publicar as alterações e acessar a aplicação pela interface gráfica. Nada mudou ao carregar a página e efetuar o login, ou seja, a aplicação continua funcionando. Já estamos usando EJB! Ainda é pouco vantajoso o uso do EJB, mas, como já falamos, temos agora acesso aos vários serviços do servidor. Veremos nos próximos capítulos como aproveitar a infra-estrutura pronta do servidor usando EJBs.</text:p>
      <text:p text:style-name="P17"><text:span text:style-name="T3"/></text:p>
      <text:h text:style-name="P16" text:outline-level="1"><text:span text:style-name="T2">02 - Exercício 1</text:span></text:h>
      <text:p text:style-name="P17"><text:span text:style-name="T3"/></text:p>
      <text:p text:style-name="P33"><text:span text:style-name="Emphasis"><text:span text:style-name="T6">"Durante o desenvolvimento de uma aplicação surgem várias preocupações, como por exemplo: de que forma guardaremos as informações no banco de dados, como garantiremos a segurança na aplicação, como vamos conectar com o banco de dados, como acessaremos os seus serviços, etc. Em geral, todas essas preocupações listadas são agnósticas às regras de negócio."</text:span></text:span></text:p>
      <text:h text:style-name="P3" text:outline-level="2">De que forma na plataforma Java podemos nos livrar dessas preocupações?</text:h>
      <text:p text:style-name="P25"><text:span text:style-name="T1">Selecione uma alternativa</text:span></text:p>
      <text:p text:style-name="P25"><text:span text:style-name="T11">Adotando um </text:span><text:span text:style-name="Strong_20_Emphasis"><text:span text:style-name="T12">Servidor de Aplicações</text:span></text:span><text:span text:style-name="T37"> </text:span><text:span text:style-name="T11">que implemente as especificações da arquitetura </text:span><text:span text:style-name="Emphasis"><text:span text:style-name="T23">Java Enterprise Edition</text:span></text:span><text:span text:style-name="T37"> </text:span><text:span text:style-name="T11">(JEE). A tarefa de um servidor de aplicações é justamente livrar o desenvolvedor dessas preocupações e fornecer uma infra-estrutura pronta para que o desenvolvedor possa aproveitar. Ou seja, não é a aplicação que vai gerenciar a transação, a conexão com o banco de dados ou se preocupar com o agendamento de tarefas. Vamos inverter o controle e deixar o servidor de aplicação fazer toda essa parte.</text:span></text:p>
      <text:p text:style-name="P25"><text:span text:style-name="T37"/></text:p>
      <text:p text:style-name="P17"><text:span text:style-name="T3"/></text:p>
      <text:p text:style-name="P32"><text:span text:style-name="T3"/></text:p>
      <text:h text:style-name="P7" text:outline-level="1"><text:span text:style-name="T2">03 - Exercício 2</text:span></text:h>
      <text:p text:style-name="Standard"/>
      <text:p text:style-name="Standard"/>
      <text:h text:style-name="Heading_20_2" text:outline-level="2"><text:span text:style-name="T13">Qual dos servidores abaixo </text:span><text:span text:style-name="Strong_20_Emphasis"><text:span text:style-name="T14">NÃO</text:span></text:span><text:span text:style-name="T13"> pode ser considerado um Servidor de Aplicações Java EE completo?</text:span></text:h>
      <text:p text:style-name="P26"><text:span text:style-name="T14">O servidor </text:span><text:span text:style-name="Strong_20_Emphasis"><text:span text:style-name="T19">Apache Tomcat</text:span></text:span><text:span text:style-name="T39"> </text:span><text:span text:style-name="T14">não pode ser considerado um servidor de aplicações completo porque não implementa toda a especificação </text:span><text:span text:style-name="Emphasis"><text:span text:style-name="T5">Java Enterprise Edition</text:span></text:span><text:span text:style-name="T39"> </text:span><text:span text:style-name="T14">(Java EE).</text:span></text:p>
      <text:p text:style-name="P27"><text:span text:style-name="T67">Servidores java EE: Oracle Glassfish, SAP NetWeaver, RedHat JBoss, Apache Geronimo e IBM WebSphere.</text:span></text:p>
      <text:p text:style-name="P28"><text:span text:style-name="T65"/></text:p>
      <text:h text:style-name="P9" text:outline-level="1"><text:span text:style-name="T70">04 - </text:span><text:span text:style-name="T73">Exercício 3</text:span></text:h>
      <text:p text:style-name="P28"><text:span text:style-name="T14">Utilizando a arquitetura EJB, o que normalmente implementamos nos </text:span><text:span text:style-name="Emphasis"><text:span text:style-name="T21">Session Beans</text:span></text:span><text:span text:style-name="T14">?</text:span></text:p>
      <text:p text:style-name="P28"><text:span text:style-name="T14">Utilizando a arquitetura EJB, as regras de negócio são implementadas em componentes específicos que são chamados de </text:span><text:span text:style-name="Emphasis"><text:span text:style-name="T21">Session Beans</text:span></text:span><text:span text:style-name="T14">. O </text:span><text:span text:style-name="Strong_20_Emphasis"><text:span text:style-name="T19">EJB Container</text:span></text:span><text:span text:style-name="T42"> </text:span><text:span text:style-name="T14">administra esses componentes oferecendo diversos recursos a eles.</text:span></text:p>
      <text:p text:style-name="P28"><text:span text:style-name="T65"/></text:p>
      <text:h text:style-name="P13" text:outline-level="1"><text:span text:style-name="T70">05 - </text:span><text:span text:style-name="T73">Exercício 4</text:span></text:h>
      <text:h text:style-name="P5" text:outline-level="2"><text:span text:style-name="T68">De qual componente são as características listadas abaixo?</text:span></text:h>
      <text:list xml:id="list5050156840455270874" text:style-name="L1">
        <text:list-item>
          <text:list>
            <text:list-item>
              <text:p text:style-name="P36">Não mantém estado de conversação com o cliente;</text:p>
            </text:list-item>
            <text:list-item>
              <text:p text:style-name="P35">Não tem compromisso de manter uma sessão;</text:p>
            </text:list-item>
            <text:list-item>
              <text:p text:style-name="P34"><text:span text:style-name="T13">São intercambiáveis e podem ser alocados de um </text:span><text:span text:style-name="Emphasis"><text:span text:style-name="T14">pool</text:span></text:span><text:span text:style-name="T13">;</text:span></text:p>
            </text:list-item>
            <text:list-item>
              <text:p text:style-name="P35">É um EJB econômico;</text:p>
            </text:list-item>
          </text:list>
        </text:list-item>
      </text:list>
      <text:p text:style-name="P29"><text:span text:style-name="T69">Selecione uma alternativa</text:span></text:p>
      <text:p text:style-name="P29"><text:span text:style-name="T18">Do </text:span><text:span text:style-name="Strong_20_Emphasis"><text:span text:style-name="Emphasis"><text:span text:style-name="T20">Stateless Session Bean</text:span></text:span></text:span><text:span text:style-name="T44"> </text:span><text:span text:style-name="T18">é o primeiro tipo de </text:span><text:span text:style-name="Emphasis"><text:span text:style-name="T22">Session Bean</text:span></text:span><text:span text:style-name="T18">. Os </text:span><text:span text:style-name="Emphasis"><text:span text:style-name="T22">Stateless Session Bean</text:span></text:span><text:span text:style-name="T44"> </text:span><text:span text:style-name="T18">não mantém estado de conversação com o cliente, não têm compromisso de manter uma sessão, são intercambiáveis e podem ser alocados de um </text:span><text:span text:style-name="Emphasis"><text:span text:style-name="T22">pool</text:span></text:span><text:span text:style-name="T44"> </text:span><text:span text:style-name="T18">e são EJBs econômicos.</text:span></text:p>
      <text:h text:style-name="P10" text:outline-level="1"><text:span text:style-name="T9"/></text:h>
      <text:h text:style-name="P10" text:outline-level="1"><text:span text:style-name="T9">06 - Exercício 5</text:span></text:h>
      <text:p text:style-name="P29"><text:span text:style-name="T18">Na especificação do EJB 3.1, como podemos definir que uma classe será um EJB </text:span><text:span text:style-name="Emphasis"><text:span text:style-name="T22">Stateless Session Bean</text:span></text:span><text:span text:style-name="T18"> com acesso local e deverá ser registrado no JNDI?</text:span></text:p>
      <text:p text:style-name="P29"><text:span text:style-name="T18">Na versão 3.1, quando o acesso a um EJB </text:span><text:span text:style-name="Emphasis"><text:span text:style-name="T22">Stateless Session Bean</text:span></text:span><text:span text:style-name="T18"> é local, não é mais necessário definir uma interface java nem utilizar a anotação </text:span><text:span text:style-name="Source_20_Text"><text:span text:style-name="T38">@Local</text:span></text:span><text:span text:style-name="T18">. Então, bastaria criar uma classe java com a anotação </text:span><text:span text:style-name="Source_20_Text"><text:span text:style-name="T38">@Stateless</text:span></text:span></text:p>
      <text:h text:style-name="P15" text:outline-level="1"><text:span text:style-name="Source_20_Text"><text:span text:style-name="T45">07 - Exercício 6</text:span></text:span></text:h>
      <text:p text:style-name="P29"><text:span text:style-name="Source_20_Text"><text:span text:style-name="T29">Dado o seguinte cenário:</text:span></text:span></text:p>
      <text:p text:style-name="P37"><text:span text:style-name="Source_20_Text"><text:span text:style-name="T52">@Stateless</text:span></text:span></text:p>
      <text:p text:style-name="P37"><text:span text:style-name="Source_20_Text"><text:span text:style-name="T55">public</text:span></text:span><text:span text:style-name="Source_20_Text"><text:span text:style-name="T34"> </text:span></text:span><text:span text:style-name="Source_20_Text"><text:span text:style-name="T55">class</text:span></text:span><text:span text:style-name="Source_20_Text"><text:span text:style-name="T34"> </text:span></text:span><text:span text:style-name="Source_20_Text"><text:span text:style-name="T58">LivroDao</text:span></text:span><text:span text:style-name="Source_20_Text"><text:span text:style-name="T34"> </text:span></text:span><text:span text:style-name="Source_20_Text"><text:span text:style-name="T61">{</text:span></text:span></text:p>
      <text:p text:style-name="P37"><text:span text:style-name="Source_20_Text"><text:span text:style-name="T47"><text:s text:c="4"/></text:span></text:span><text:span text:style-name="Source_20_Text"><text:span text:style-name="T64">// implementação omitida</text:span></text:span></text:p>
      <text:p text:style-name="P37"><text:span text:style-name="Source_20_Text"><text:span text:style-name="T61">}</text:span></text:span></text:p>
      <text:p text:style-name="P37"><text:span text:style-name="Source_20_Text"><text:span text:style-name="T52">@Stateless</text:span></text:span></text:p>
      <text:p text:style-name="P37"><text:span text:style-name="Source_20_Text"><text:span text:style-name="T55">public</text:span></text:span><text:span text:style-name="Source_20_Text"><text:span text:style-name="T34"> </text:span></text:span><text:span text:style-name="Source_20_Text"><text:span text:style-name="T55">class</text:span></text:span><text:span text:style-name="Source_20_Text"><text:span text:style-name="T34"> </text:span></text:span><text:span text:style-name="Source_20_Text"><text:span text:style-name="T58">AutorDao</text:span></text:span><text:span text:style-name="Source_20_Text"><text:span text:style-name="T34"> </text:span></text:span><text:span text:style-name="Source_20_Text"><text:span text:style-name="T61">{</text:span></text:span></text:p>
      <text:p text:style-name="P37"><text:span text:style-name="Source_20_Text"><text:span text:style-name="T47"><text:s text:c="4"/></text:span></text:span><text:span text:style-name="Source_20_Text"><text:span text:style-name="T64">// implementação omitida</text:span></text:span></text:p>
      <text:p text:style-name="P37"><text:span text:style-name="Source_20_Text"><text:span text:style-name="T61">}</text:span></text:span></text:p>
      <text:p text:style-name="P19"><text:span text:style-name="T31">O que está errado na implementação da classe abaixo na arquitetura </text:span><text:span text:style-name="Strong_20_Emphasis"><text:span text:style-name="T31">Java EE</text:span></text:span><text:span text:style-name="T31">:</text:span></text:p>
      <text:p text:style-name="P37"><text:span text:style-name="Source_20_Text"><text:span text:style-name="T55">public</text:span></text:span><text:span text:style-name="Source_20_Text"><text:span text:style-name="T34"> </text:span></text:span><text:span text:style-name="Source_20_Text"><text:span text:style-name="T55">class</text:span></text:span><text:span text:style-name="Source_20_Text"><text:span text:style-name="T34"> </text:span></text:span><text:span text:style-name="Source_20_Text"><text:span text:style-name="T58">LivroBean</text:span></text:span><text:span text:style-name="Source_20_Text"><text:span text:style-name="T34"> </text:span></text:span><text:span text:style-name="Source_20_Text"><text:span text:style-name="T61">{</text:span></text:span></text:p>
      <text:p text:style-name="P37"><text:span text:style-name="Source_20_Text"><text:span text:style-name="T47"><text:s text:c="5"/></text:span></text:span><text:span text:style-name="Source_20_Text"><text:span text:style-name="T55">private</text:span></text:span><text:span text:style-name="Source_20_Text"><text:span text:style-name="T34"> </text:span></text:span><text:span text:style-name="Source_20_Text"><text:span text:style-name="T58">AutorDao</text:span></text:span><text:span text:style-name="Source_20_Text"><text:span text:style-name="T34"> autorDao </text:span></text:span><text:span text:style-name="Source_20_Text"><text:span text:style-name="T61">=</text:span></text:span><text:span text:style-name="Source_20_Text"><text:span text:style-name="T34"> </text:span></text:span><text:span text:style-name="Source_20_Text"><text:span text:style-name="T55">new</text:span></text:span><text:span text:style-name="Source_20_Text"><text:span text:style-name="T34"> </text:span></text:span><text:span text:style-name="Source_20_Text"><text:span text:style-name="T58">AutorDao</text:span></text:span><text:span text:style-name="Source_20_Text"><text:span text:style-name="T61">();</text:span></text:span><text:span text:style-name="Source_20_Text"><text:span text:style-name="T34"> </text:span></text:span><text:span text:style-name="Source_20_Text"><text:span text:style-name="T64">// criação do DAO (1)</text:span></text:span></text:p>
      <text:p text:style-name="P37"><text:span text:style-name="Source_20_Text"><text:span text:style-name="T47"><text:s text:c="5"/></text:span></text:span><text:span text:style-name="Source_20_Text"><text:span text:style-name="T55">private</text:span></text:span><text:span text:style-name="Source_20_Text"><text:span text:style-name="T34"> </text:span></text:span><text:span text:style-name="Source_20_Text"><text:span text:style-name="T58">LivroDao</text:span></text:span><text:span text:style-name="Source_20_Text"><text:span text:style-name="T34"> livroDao </text:span></text:span><text:span text:style-name="Source_20_Text"><text:span text:style-name="T61">=</text:span></text:span><text:span text:style-name="Source_20_Text"><text:span text:style-name="T34"> </text:span></text:span><text:span text:style-name="Source_20_Text"><text:span text:style-name="T55">new</text:span></text:span><text:span text:style-name="Source_20_Text"><text:span text:style-name="T34"> </text:span></text:span><text:span text:style-name="Source_20_Text"><text:span text:style-name="T58">LivroDao</text:span></text:span><text:span text:style-name="Source_20_Text"><text:span text:style-name="T61">();</text:span></text:span><text:span text:style-name="Source_20_Text"><text:span text:style-name="T34"> </text:span></text:span><text:span text:style-name="Source_20_Text"><text:span text:style-name="T64">// criação do DAO (2)</text:span></text:span></text:p>
      <text:p text:style-name="P37"><text:span text:style-name="Source_20_Text"><text:span text:style-name="T47"><text:s text:c="5"/></text:span></text:span><text:span text:style-name="Source_20_Text"><text:span text:style-name="T64">// outros métodos e atributos omitidos</text:span></text:span></text:p>
      <text:p text:style-name="P37"><text:span text:style-name="Source_20_Text"><text:span text:style-name="T61">}</text:span></text:span></text:p>
      <text:p text:style-name="P18"><text:span text:style-name="Source_20_Text"><text:span text:style-name="T29">Ao usar </text:span></text:span><text:span text:style-name="Source_20_Text"><text:span text:style-name="Strong_20_Emphasis"><text:span text:style-name="T29">EJB</text:span></text:span></text:span><text:span text:style-name="Source_20_Text"><text:span text:style-name="T29">, não podemos mais instanciar o AutorDao e o LivroDao na mão. Estamos assumindo o controle ao criar o DAO naquelas linhas (1) e (2). Nesse caso não estamos usando o AutorDao e o LivroDao como </text:span></text:span><text:span text:style-name="Source_20_Text"><text:span text:style-name="Strong_20_Emphasis"><text:span text:style-name="T29">EJBs</text:span></text:span></text:span><text:span text:style-name="Source_20_Text"><text:span text:style-name="T29">.</text:span></text:span></text:p>
      <text:p text:style-name="P18"><text:span text:style-name="T30">O DAO está sendo administrado pelo </text:span><text:span text:style-name="Emphasis"><text:span text:style-name="T31">EJB Container</text:span></text:span><text:span text:style-name="T30">. Portanto, quem cria o DAO é o </text:span><text:span text:style-name="Emphasis"><text:span text:style-name="T31">EJB Container</text:span></text:span><text:span text:style-name="T30"> e não a minha classe. Consequentemente precisamos pedir ao </text:span><text:span text:style-name="Emphasis"><text:span text:style-name="T31">EJB Container</text:span></text:span><text:span text:style-name="T30"> para passar aquela instância que ele está administrando. Felizmente, isso é fácil de fazer, basta usar a anotação </text:span><text:span text:style-name="Source_20_Text"><text:span text:style-name="T28">@Inject</text:span></text:span><text:span text:style-name="T30">:</text:span></text:p>
      <text:p text:style-name="P37"><text:span text:style-name="Source_20_Text"><text:span text:style-name="T55">public</text:span></text:span><text:span text:style-name="Source_20_Text"><text:span text:style-name="T34"> </text:span></text:span><text:span text:style-name="Source_20_Text"><text:span text:style-name="T55">class</text:span></text:span><text:span text:style-name="Source_20_Text"><text:span text:style-name="T34"> </text:span></text:span><text:span text:style-name="Source_20_Text"><text:span text:style-name="T58">LivroBean</text:span></text:span><text:span text:style-name="Source_20_Text"><text:span text:style-name="T34"> </text:span></text:span><text:span text:style-name="Source_20_Text"><text:span text:style-name="T61">{</text:span></text:span></text:p>
      <text:p text:style-name="P39"/>
      <text:p text:style-name="P37"><text:span text:style-name="Source_20_Text"><text:span text:style-name="T47"><text:s text:c="5"/></text:span></text:span><text:span text:style-name="Source_20_Text"><text:span text:style-name="T52">@Inject</text:span></text:span></text:p>
      <text:p text:style-name="P37"><text:span text:style-name="Source_20_Text"><text:span text:style-name="T47"><text:s text:c="5"/></text:span></text:span><text:span text:style-name="Source_20_Text"><text:span text:style-name="T55">private</text:span></text:span><text:span text:style-name="Source_20_Text"><text:span text:style-name="T34"> </text:span></text:span><text:span text:style-name="Source_20_Text"><text:span text:style-name="T58">AutorDao</text:span></text:span><text:span text:style-name="Source_20_Text"><text:span text:style-name="T34"> autorDao</text:span></text:span><text:span text:style-name="Source_20_Text"><text:span text:style-name="T61">;</text:span></text:span><text:span text:style-name="Source_20_Text"><text:span text:style-name="T34"> </text:span></text:span><text:span text:style-name="Source_20_Text"><text:span text:style-name="T64">// sem new (1)</text:span></text:span></text:p>
      <text:p text:style-name="P39"/>
      <text:p text:style-name="P37"><text:span text:style-name="Source_20_Text"><text:span text:style-name="T47"><text:s text:c="5"/></text:span></text:span><text:span text:style-name="Source_20_Text"><text:span text:style-name="T52">@Inject</text:span></text:span></text:p>
      <text:p text:style-name="P37"><text:span text:style-name="Source_20_Text"><text:span text:style-name="T47"><text:s text:c="5"/></text:span></text:span><text:span text:style-name="Source_20_Text"><text:span text:style-name="T55">private</text:span></text:span><text:span text:style-name="Source_20_Text"><text:span text:style-name="T34"> </text:span></text:span><text:span text:style-name="Source_20_Text"><text:span text:style-name="T58">LivroDao</text:span></text:span><text:span text:style-name="Source_20_Text"><text:span text:style-name="T34"> livroDao</text:span></text:span><text:span text:style-name="Source_20_Text"><text:span text:style-name="T61">;</text:span></text:span><text:span text:style-name="Source_20_Text"><text:span text:style-name="T34"> </text:span></text:span><text:span text:style-name="Source_20_Text"><text:span text:style-name="T64">// sem new (2)</text:span></text:span></text:p>
      <text:p text:style-name="P39"/>
      <text:p text:style-name="P37"><text:span text:style-name="Source_20_Text"><text:span text:style-name="T47"><text:s text:c="5"/></text:span></text:span><text:span text:style-name="Source_20_Text"><text:span text:style-name="T64">// outros métodos e atributos omitidos</text:span></text:span><text:span text:style-name="Source_20_Text"><text:span text:style-name="T61">}</text:span></text:span></text:p>
      <text:h text:style-name="Heading_20_1" text:outline-level="1"><text:bookmark-start text:name="__DdeLink__12_1459510486"/><text:soft-page-break/><text:span text:style-name="Source_20_Text"><text:span text:style-name="T45">08 - Preparando o ambiente</text:span></text:span><text:bookmark-end text:name="__DdeLink__12_1459510486"/></text:h>
      <text:p text:style-name="Text_20_body"><text:span text:style-name="Source_20_Text"><text:span text:style-name="T16"/></text:span></text:p>
      <text:h text:style-name="P12" text:outline-level="1"><text:span text:style-name="Source_20_Text"><text:span text:style-name="T48">Vamos começar nossos exercícios práticos!</text:span></text:span></text:h>
      <text:p text:style-name="P19"><text:span text:style-name="T14">1) Primeiro precisaremos dos </text:span><text:span text:style-name="Emphasis"><text:span text:style-name="T14">download</text:span></text:span><text:span text:style-name="T14"> disponíveis nesse primeiro capítulo. Caso não tenha feito eles ainda, use os </text:span><text:span text:style-name="Emphasis"><text:span text:style-name="T14">links</text:span></text:span><text:span text:style-name="T14"> abaixo:</text:span></text:p>
      <text:p text:style-name="P40"/>
      <text:list xml:id="list5100992109085846647" text:style-name="L2">
        <text:list-item>
          <text:p text:style-name="P20"><text:span text:style-name="T14">Java SE Development Kit 7 (</text:span><text:a xlink:type="simple" xlink:href="http://www.oracle.com/technetwork/java/javase/downloads/jdk7-downloads-1880260.html" office:target-frame-name="_blank" xlink:show="new" text:style-name="Internet_20_link" text:visited-style-name="Visited_20_Internet_20_Link">http://www.oracle.com/technetwork/java/javase/downloads/jdk7-downloads-1880260.html</text:a><text:span text:style-name="T14">)</text:span></text:p>
        </text:list-item>
        <text:list-item>
          <text:p text:style-name="P20"><text:span text:style-name="T14">JBoss AS 7 ou Wildfly da Red Hat ou (</text:span><text:a xlink:type="simple" xlink:href="http://jbossas.jboss.org/downloads" office:target-frame-name="_blank" xlink:show="new" text:style-name="Internet_20_link" text:visited-style-name="Visited_20_Internet_20_Link">http://jbossas.jboss.org/downloads</text:a><text:span text:style-name="T14">)</text:span></text:p>
        </text:list-item>
        <text:list-item>
          <text:p text:style-name="P20"><text:span text:style-name="T14">Eclipse IDE for Java EE Developers (</text:span><text:a xlink:type="simple" xlink:href="https://www.eclipse.org/downloads/" office:target-frame-name="_blank" xlink:show="new" text:style-name="Internet_20_link" text:visited-style-name="Visited_20_Internet_20_Link">https://www.eclipse.org/downloads/</text:a><text:span text:style-name="T14">)</text:span></text:p>
        </text:list-item>
        <text:list-item>
          <text:p text:style-name="P20"><text:span text:style-name="T14">MySQL Community Server 5.x (</text:span><text:a xlink:type="simple" xlink:href="http://dev.mysql.com/downloads/mysql/" office:target-frame-name="_blank" xlink:show="new" text:style-name="Internet_20_link" text:visited-style-name="Visited_20_Internet_20_Link">http://dev.mysql.com/downloads/mysql/</text:a><text:span text:style-name="T14">)</text:span></text:p>
        </text:list-item>
        <text:list-item>
          <text:p text:style-name="P20"><text:span text:style-name="T14">Projeto livraria (</text:span><text:a xlink:type="simple" xlink:href="https://s3.amazonaws.com/caelum-online-public/ejb/livraria.zip" office:target-frame-name="_blank" xlink:show="new" text:style-name="Internet_20_link" text:visited-style-name="Visited_20_Internet_20_Link">https://s3.amazonaws.com/caelum-online-public/ejb/livraria.zip</text:a><text:span text:style-name="T14">)</text:span></text:p>
        </text:list-item>
        <text:list-item>
          <text:p text:style-name="P20"><text:span text:style-name="T14">Arquivos de configuração (</text:span><text:a xlink:type="simple" xlink:href="https://s3.amazonaws.com/caelum-online-public/ejb/resources.zip" office:target-frame-name="_blank" xlink:show="new" text:style-name="Internet_20_link" text:visited-style-name="Visited_20_Internet_20_Link">https://s3.amazonaws.com/caelum-online-public/ejb/resources.zip</text:a><text:span text:style-name="T14">)</text:span></text:p>
        </text:list-item>
      </text:list>
      <text:h text:style-name="P4" text:outline-level="2"><text:span text:style-name="T49">Obs:</text:span><text:span text:style-name="Strong_20_Emphasis"><text:span text:style-name="T49"> Para quem usa Java 8 deve utilizar o Wildfly da Red Hat</text:span></text:span><text:span text:style-name="T49">.</text:span></text:h>
      <text:p text:style-name="P19"><text:span text:style-name="T14">2) Depois do </text:span><text:span text:style-name="Strong_20_Emphasis"><text:span text:style-name="T14">JDK 7</text:span></text:span><text:span text:style-name="T14"> e </text:span><text:span text:style-name="Strong_20_Emphasis"><text:span text:style-name="T14">MySQL 5.x</text:span></text:span><text:span text:style-name="T14"> instalados, </text:span><text:span text:style-name="Strong_20_Emphasis"><text:span text:style-name="T14">JBoss AS 7</text:span></text:span><text:span text:style-name="T14"> e </text:span><text:span text:style-name="Strong_20_Emphasis"><text:span text:style-name="T14">Eclipse</text:span></text:span><text:span text:style-name="T14"> descompactados e configurados como no vídeo do capítulo (</text:span><text:span text:style-name="Emphasis"><text:span text:style-name="T14">5min15</text:span></text:span><text:span text:style-name="T14">), vamos preparar o projeto para os exercícios práticos.</text:span></text:p>
      <text:p text:style-name="P19"><text:span text:style-name="T14">3) Como mostrado no vídeo do capitulo (</text:span><text:span text:style-name="Emphasis"><text:span text:style-name="T14">8min07</text:span></text:span><text:span text:style-name="T14">), precisamos importar o projeto base para esse treinamento de </text:span><text:span text:style-name="Strong_20_Emphasis"><text:span text:style-name="T14">EJBs</text:span></text:span><text:span text:style-name="T14">.</text:span></text:p>
      <text:list xml:id="list6282796097691557266" text:style-name="L3">
        <text:list-item>
          <text:p text:style-name="P21"><text:span text:style-name="T14">a) Já no eclipse, acesse o menu </text:span><text:span text:style-name="Source_20_Text"><text:span text:style-name="T17">File</text:span></text:span><text:span text:style-name="T14"> &gt; </text:span><text:span text:style-name="Source_20_Text"><text:span text:style-name="T17">Import</text:span></text:span><text:span text:style-name="T14">;</text:span></text:p>
          <text:list>
            <text:list-item>
              <text:p text:style-name="P21"><text:span text:style-name="T14">b) Na janela de importação escolha </text:span><text:span text:style-name="Source_20_Text"><text:span text:style-name="T17">General</text:span></text:span><text:span text:style-name="T14"> &gt; </text:span><text:span text:style-name="Source_20_Text"><text:span text:style-name="T17">Existing Projects into Workspace</text:span></text:span><text:span text:style-name="T14"> e clique no botão </text:span><text:span text:style-name="Source_20_Text"><text:span text:style-name="T17">Next</text:span></text:span><text:span text:style-name="T14">;</text:span></text:p>
            </text:list-item>
            <text:list-item>
              <text:p text:style-name="P21"><text:soft-page-break/><text:span text:style-name="T14">c) Na tela seguinte, escolha </text:span><text:span text:style-name="Source_20_Text"><text:span text:style-name="T17">Select archive file</text:span></text:span><text:span text:style-name="T14"> e clique no botão </text:span><text:span text:style-name="Source_20_Text"><text:span text:style-name="T17">Browser</text:span></text:span><text:span text:style-name="T14">.</text:span></text:p>
            </text:list-item>
            <text:list-item>
              <text:p text:style-name="P21"><text:span text:style-name="T14">d) Procure onde você fez o </text:span><text:span text:style-name="Emphasis"><text:span text:style-name="T14">download</text:span></text:span><text:span text:style-name="T14"> do projeto </text:span><text:span text:style-name="Source_20_Text"><text:span text:style-name="T17">livraria.zip</text:span></text:span><text:span text:style-name="T14">, selecione ele e clique o botão </text:span><text:span text:style-name="Source_20_Text"><text:span text:style-name="T17">Abrir</text:span></text:span><text:span text:style-name="T14">;</text:span></text:p>
            </text:list-item>
            <text:list-item>
              <text:p text:style-name="P21"><text:span text:style-name="T14">e) Por fim, clique no botão </text:span><text:span text:style-name="Source_20_Text"><text:span text:style-name="T17">Finish</text:span></text:span><text:span text:style-name="T14"> e teremos um </text:span><text:span text:style-name="Source_20_Text"><text:span text:style-name="T17">Dynamic Web Project</text:span></text:span><text:span text:style-name="T14"> pronto para usarmos;</text:span></text:p>
            </text:list-item>
            <text:list-item>
              <text:p text:style-name="P21"><text:span text:style-name="T14">f) Não esqueça de associar o projeto com o </text:span><text:span text:style-name="Strong_20_Emphasis"><text:span text:style-name="T14">JBoss AS</text:span></text:span><text:span text:style-name="T14"> (</text:span><text:span text:style-name="Emphasis"><text:span text:style-name="T14">9min24</text:span></text:span><text:span text:style-name="T14">), clicando com o botão direito sobre o </text:span><text:span text:style-name="Strong_20_Emphasis"><text:span text:style-name="T14">JBoss</text:span></text:span><text:span text:style-name="T14"> na aba </text:span><text:span text:style-name="Emphasis"><text:span text:style-name="T14">Servers</text:span></text:span><text:span text:style-name="T14"> do eclipse, escolhendo </text:span><text:span text:style-name="Source_20_Text"><text:span text:style-name="T17">Add and Remove</text:span></text:span><text:span text:style-name="T14">, e por fim colocar o </text:span><text:span text:style-name="Strong_20_Emphasis"><text:span text:style-name="T14">projeto livraria</text:span></text:span><text:span text:style-name="T14"> na coluna </text:span><text:span text:style-name="Source_20_Text"><text:span text:style-name="T17">Configured</text:span></text:span><text:span text:style-name="T14">.</text:span></text:p>
            </text:list-item>
          </text:list>
        </text:list-item>
      </text:list>
      <text:h text:style-name="P2" text:outline-level="2">ATENÇÃO</text:h>
      <text:p text:style-name="P19"><text:span text:style-name="T14">Caso apareça alguma exclamação vermelha no seu projeto acusando algum erro de bibliotecas, basta clicar com o botão direito do mouse sobre o projeto, selecionar </text:span><text:span text:style-name="Source_20_Text"><text:span text:style-name="T17">Build Path</text:span></text:span><text:span text:style-name="T14"> &gt; </text:span><text:span text:style-name="Source_20_Text"><text:span text:style-name="T17">Configure Build Path...</text:span></text:span><text:span text:style-name="T14"> Na aba Libraries você poderá verificar qual a biblioteca que está com erro (possivelmente a </text:span><text:span text:style-name="Source_20_Text"><text:span text:style-name="T17">JRE System Library</text:span></text:span><text:span text:style-name="T14"> ou </text:span><text:span text:style-name="Source_20_Text"><text:span text:style-name="T17">Server Library</text:span></text:span><text:span text:style-name="T14">) e corrigi-lo, removendo a que está com erro (botão </text:span><text:span text:style-name="Source_20_Text"><text:span text:style-name="T17">Remove</text:span></text:span><text:span text:style-name="T14">) e adicionando uma nova sem erro (botão </text:span><text:span text:style-name="Source_20_Text"><text:span text:style-name="T17">Add Library</text:span></text:span><text:span text:style-name="T14"> como mostrado no vídeo / </text:span><text:span text:style-name="Emphasis"><text:span text:style-name="T14">8min50</text:span></text:span><text:span text:style-name="T14">); Caso o erro ainda persista, verifique se o </text:span><text:span text:style-name="Source_20_Text"><text:span text:style-name="T17">Target runtime</text:span></text:span><text:span text:style-name="T14"> do projeto está atribuído ao servidor correto, para isso, clique com o botão direito do mouse no projeto, selecione </text:span><text:span text:style-name="Source_20_Text"><text:span text:style-name="T17">Properties</text:span></text:span><text:span text:style-name="T14">, e digite no box </text:span><text:span text:style-name="Source_20_Text"><text:span text:style-name="T17">Target</text:span></text:span><text:span text:style-name="T14">. Aparecerá então essa opção de configuração onde deve estar selecionado o </text:span><text:span text:style-name="Emphasis"><text:span text:style-name="T14">runtime</text:span></text:span><text:span text:style-name="T14"> do JBoss que você configurou no seu eclipse.</text:span></text:p>
      <text:p text:style-name="P19"><text:span text:style-name="T14">4) Verifique se o projeto está implantando no servidor acessado: </text:span><text:a xlink:type="simple" xlink:href="http://localhost:8080/livraria/login.xhtml" office:target-frame-name="_blank" xlink:show="new" text:style-name="Internet_20_link" text:visited-style-name="Visited_20_Internet_20_Link">http://localhost:8080/livraria/login.xhtml</text:a></text:p>
      <text:p text:style-name="P19"><text:span text:style-name="Strong_20_Emphasis"><text:span text:style-name="T14">Login:</text:span></text:span><text:span text:style-name="T14"> </text:span><text:span text:style-name="Source_20_Text"><text:span text:style-name="T17">admin</text:span></text:span><text:span text:style-name="T14"> / </text:span><text:span text:style-name="Strong_20_Emphasis"><text:span text:style-name="T14">Senha:</text:span></text:span><text:span text:style-name="T14"> </text:span><text:span text:style-name="Source_20_Text"><text:span text:style-name="T17">pass</text:span></text:span></text:p>
      <text:p text:style-name="P19"><text:soft-page-break/><text:span text:style-name="T14">5) Faça alguns testes, incluindo um novo autor e verificando se o mesmo aparecerá no </text:span><text:span text:style-name="Emphasis"><text:span text:style-name="T14">combobox</text:span></text:span><text:span text:style-name="T14"> de autores na hora de cadastrar um novo livro.</text:span></text:p>
      <text:p text:style-name="P19"><text:span text:style-name="T14">6) Reinicie o servidor </text:span><text:span text:style-name="Strong_20_Emphasis"><text:span text:style-name="T14">JBoss AS</text:span></text:span><text:span text:style-name="T14">, entre novamente no sistema e veja se seus itens cadastrados ainda estão listados.</text:span></text:p>
      <text:p text:style-name="P22">7) Encontrou? Por que será que os seus itens sumiram do cadastro?</text:p>
      <text:p text:style-name="Text_20_body"/>
      <text:p text:style-name="Text_20_body"><text:span text:style-name="T13">Porque, por enquanto, estamos utilizando uma simulação de banco de dados em memória. Não há persistência real de dados ainda.</text:span><text:line-break/></text:p>
      <text:p text:style-name="Text_20_body"><text:span text:style-name="Source_20_Text"><text:span text:style-name="T16"/></text:span></text:p>
      <text:p text:style-name="P30"><text:span text:style-name="T67"/></text:p>
      <text:h text:style-name="P11" text:outline-level="1"><text:span text:style-name="T72">09 - </text:span><text:span text:style-name="T74">Criando o primeiro EJB</text:span></text:h>
      <text:p text:style-name="P30"><text:span text:style-name="T67"/></text:p>
      <text:h text:style-name="P6" text:outline-level="2"><text:line-break/>Vamos configurar nosso primeiro EJB?</text:h>
      <text:p text:style-name="P18"><text:span text:style-name="T13">1) Começaremos transformando a classe </text:span><text:span text:style-name="Source_20_Text"><text:span text:style-name="T15">AutorDao</text:span></text:span><text:span text:style-name="T13"> em um EJB do tipo </text:span><text:span text:style-name="Emphasis"><text:span text:style-name="T14">Stateless</text:span></text:span><text:span text:style-name="T13">. Para isso, abra essa classe no eclipse e anote-a com </text:span><text:span text:style-name="Source_20_Text"><text:span text:style-name="T15">@Stateless</text:span></text:span><text:span text:style-name="T13">:</text:span></text:p>
      <text:p text:style-name="P37"><text:span text:style-name="Source_20_Text"><text:span text:style-name="T50">@Stateless</text:span></text:span></text:p>
      <text:p text:style-name="P37"><text:span text:style-name="Source_20_Text"><text:span text:style-name="T53">public</text:span></text:span><text:span text:style-name="Source_20_Text"><text:span text:style-name="T32"> </text:span></text:span><text:span text:style-name="Source_20_Text"><text:span text:style-name="T53">class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32"> </text:span></text:span><text:span text:style-name="Source_20_Text"><text:span text:style-name="T59">{</text:span></text:span></text:p>
      <text:p text:style-name="P37"><text:span text:style-name="Source_20_Text"><text:span text:style-name="T36"><text:s text:c="4"/></text:span></text:span><text:span text:style-name="Source_20_Text"><text:span text:style-name="T59">...</text:span></text:span></text:p>
      <text:p text:style-name="P37"><text:span text:style-name="Source_20_Text"><text:span text:style-name="T59">}</text:span></text:span></text:p>
      <text:p text:style-name="P18"><text:span text:style-name="T13">2) Implante novamente a aplicação completa no JBoss 7 AS. Para isso, clique com o botão direito do mouse sobre a aplicação na aba </text:span><text:span text:style-name="Emphasis"><text:span text:style-name="T14">Servers</text:span></text:span><text:span text:style-name="T13"> e selecione </text:span><text:span text:style-name="Strong_20_Emphasis"><text:span text:style-name="Emphasis"><text:span text:style-name="T14">Full Publish</text:span></text:span></text:span><text:span text:style-name="T13">. Repare no console do Eclipse que o </text:span><text:span text:style-name="Emphasis"><text:span text:style-name="T14">EJB Container</text:span></text:span><text:span text:style-name="T13"> identificou nossa anotação e registrou nosso EJB no JNDI.</text:span></text:p>
      <text:p text:style-name="P18"><text:soft-page-break/><text:span text:style-name="T13">3) Agora vamos configurar todos os outros DAOs como EJBs. Anote então as classes </text:span><text:span text:style-name="Source_20_Text"><text:span text:style-name="T15">LivroDao</text:span></text:span><text:span text:style-name="T13"> e </text:span><text:span text:style-name="Source_20_Text"><text:span text:style-name="T15">UsuarioDao</text:span></text:span><text:span text:style-name="T13"> com </text:span><text:span text:style-name="Source_20_Text"><text:span text:style-name="T15">@Stateless</text:span></text:span><text:span text:style-name="T13">.</text:span></text:p>
      <text:p text:style-name="P18"><text:span text:style-name="T13">4) Vamos fazer agora nossa aplicação usar os EJBs que configuramos. Abra a classe </text:span><text:span text:style-name="Source_20_Text"><text:span text:style-name="T15">AutorBean</text:span></text:span><text:span text:style-name="T13"> e altere a linha que instancia um objeto </text:span><text:span text:style-name="Source_20_Text"><text:span text:style-name="T15">AutorDao</text:span></text:span><text:span text:style-name="T13"> fazendo-a utilizar o EJB </text:span><text:span text:style-name="Source_20_Text"><text:span text:style-name="T15">AutorDao</text:span></text:span><text:span text:style-name="T13"> que agora é administrado pelo </text:span><text:span text:style-name="Emphasis"><text:span text:style-name="T14">EJB Container</text:span></text:span><text:span text:style-name="T13">. Para isso, anote a linha de declaração do atributo com </text:span><text:span text:style-name="Source_20_Text"><text:span text:style-name="T15">@Inject</text:span></text:span><text:span text:style-name="T13"> e remova o operador de alocação dinâmica </text:span><text:span text:style-name="Source_20_Text"><text:span text:style-name="T15">new</text:span></text:span><text:span text:style-name="T13">.</text:span></text:p>
      <text:p text:style-name="P37"><text:span text:style-name="Source_20_Text"><text:span text:style-name="T50">@Inject</text:span></text:span></text:p>
      <text:p text:style-name="P37"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32"> dao</text:span></text:span><text:span text:style-name="Source_20_Text"><text:span text:style-name="T59">;</text:span></text:span><text:span text:style-name="Source_20_Text"><text:span text:style-name="T32"> </text:span></text:span><text:span text:style-name="Source_20_Text"><text:span text:style-name="T62">// = new AutorDao();</text:span></text:span></text:p>
      <text:p text:style-name="P18"><text:span text:style-name="T13">5) Faça a mesma coisa na classe </text:span><text:span text:style-name="Source_20_Text"><text:span text:style-name="T15">LivroBean</text:span></text:span><text:span text:style-name="T13">, injetando os EJBs </text:span><text:span text:style-name="Source_20_Text"><text:span text:style-name="T15">AutorDao</text:span></text:span><text:span text:style-name="T13"> e </text:span><text:span text:style-name="Source_20_Text"><text:span text:style-name="T15">LivroDao</text:span></text:span><text:span text:style-name="T13">.</text:span></text:p>
      <text:p text:style-name="P37"><text:span text:style-name="Source_20_Text"><text:span text:style-name="T50">@Inject</text:span></text:span></text:p>
      <text:p text:style-name="P37"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LivroDao</text:span></text:span><text:span text:style-name="Source_20_Text"><text:span text:style-name="T32"> livroDao</text:span></text:span><text:span text:style-name="Source_20_Text"><text:span text:style-name="T59">;</text:span></text:span><text:span text:style-name="Source_20_Text"><text:span text:style-name="T32"> </text:span></text:span><text:span text:style-name="Source_20_Text"><text:span text:style-name="T62">// = new LivroDao();</text:span></text:span></text:p>
      <text:p text:style-name="P38"/>
      <text:p text:style-name="P37"><text:span text:style-name="Source_20_Text"><text:span text:style-name="T50">@Inject</text:span></text:span></text:p>
      <text:p text:style-name="P37"><text:span text:style-name="Source_20_Text"><text:span text:style-name="T53">private</text:span></text:span><text:span text:style-name="Source_20_Text"><text:span text:style-name="T32"> </text:span></text:span><text:span text:style-name="Source_20_Text"><text:span text:style-name="T56">AutorDao</text:span></text:span><text:span text:style-name="Source_20_Text"><text:span text:style-name="T32"> autorDao</text:span></text:span><text:span text:style-name="Source_20_Text"><text:span text:style-name="T59">;</text:span></text:span><text:span text:style-name="Source_20_Text"><text:span text:style-name="T32"> </text:span></text:span><text:span text:style-name="Source_20_Text"><text:span text:style-name="T62">// = new AutorDao();</text:span></text:span></text:p>
      <text:p text:style-name="P23">6) Agora está tudo pronto para testarmos. Implante novamente a aplicação completa como no item 2 deste exercício e teste-a pela interface gráfica.</text:p>
      <text:p text:style-name="P23">7) Sabemos que ainda é pouco vantajoso o uso de EJBs nessa nossa aplicação, mas você já consegue perceber alguma vantagem?</text:p>
      <text:p text:style-name="P30"><text:span text:style-name="T13">A principal vantagem que já pode ser notada é a inversão de controle (IoC) no caso dos nossos DAOs. Antes, éramos responsáveis por sua criação e gerenciamento. Após transformá-los em EJBs, essas responsabilidades passaram a ser do </text:span><text:span text:style-name="Emphasis"><text:span text:style-name="T5">EJB Container</text:span></text:span><text:span text:style-name="T35"> </text:span><text:span text:style-name="T13">e agora, só precisamos injetar a dependência (DI) para usá-los normalmente.</text:span></text:p>
      <text:h text:style-name="P14" text:outline-level="1"><text:span text:style-name="T10">10 - (Para saber mais) JBoss AS ou Wildfly?</text:span></text:h>
      <text:p text:style-name="P30"><text:span text:style-name="T13">O Wildfly certamente é um servidor de aplicação muito popular entre a comunidade que é mantido pela </text:span><text:span text:style-name="Emphasis"><text:span text:style-name="T14">RedHat</text:span></text:span><text:span text:style-name="T13">. O nome </text:span><text:span text:style-name="Emphasis"><text:span text:style-name="T14">Wildfly</text:span></text:span><text:span text:style-name="T13"> foi escolhido em uma votação que ocorreu em 2012 onde tinha como objetivo uma entre 5 opções de nomes escolhidos das quase 2.000 opções submetidas pelo público. Entre outros nomes também estavam na votação </text:span><text:span text:style-name="Emphasis"><text:span text:style-name="T14">BaseJump</text:span></text:span><text:span text:style-name="T13">, </text:span><text:span text:style-name="Emphasis"><text:span text:style-name="T14">jBeret</text:span></text:span><text:span text:style-name="T13"> e outros.</text:span></text:p>
      <text:p text:style-name="P18"><text:span text:style-name="T13">Até a versão 7.1.1 o servidor se chamava </text:span><text:span text:style-name="Emphasis"><text:span text:style-name="T14">JBoss Application Server</text:span></text:span><text:span text:style-name="T13"> e você ainda pode ver as versões anteriores no site do JBoss AS:</text:span></text:p>
      <text:p text:style-name="P18"><text:a xlink:type="simple" xlink:href="http://jbossas.jboss.org/downloads" office:target-frame-name="_blank" xlink:show="new" text:style-name="Internet_20_link" text:visited-style-name="Visited_20_Internet_20_Link"><text:span text:style-name="Emphasis"><text:span text:style-name="T14">http://jbossas.jboss.org/downloads</text:span></text:span></text:a></text:p>
      <text:p text:style-name="P30"><text:span text:style-name="T13">Um outro produto da Red Hat é o JBoss Enterprise Application, que é um produto comercial totalmente testado, certificado, além de contar com o suporte da </text:span><text:span text:style-name="Emphasis"><text:span text:style-name="T21">Red Hat</text:span></text:span><text:span text:style-name="T13"> :)</text:span></text:p>
      <text:p text:style-name="P30"><text:span text:style-name="T13"/></text:p>
      <text:h text:style-name="P11" text:outline-level="1"><text:span text:style-name="T10">11 - Arquivos do projeto atual</text:span></text:h>
      <text:p text:style-name="P31">No link abaixo, você encontra o projeto até o momento atual do curso.</text:p>
      <text:p text:style-name="P18"><text:a xlink:type="simple" xlink:href="https://github.com/alura-cursos/Curso-EJB-O-poder-da-Java-EE/archive/capitulo1.zip" office:target-frame-name="_blank" xlink:show="new" text:style-name="Internet_20_link" text:visited-style-name="Visited_20_Internet_20_Link"><text:span text:style-name="T14">https://github.com/alura-cursos/Curso-EJB-O-poder-da-Java-EE/archive/capitulo1.zip</text:span></text:a></text:p>
      <text:p text:style-name="P31">Lembre-se de usar o fórum em caso de dúv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20:56.065841735</meta:creation-date>
    <dc:date>2019-02-12T15:57:34.863333468</dc:date>
    <meta:editing-duration>PT3H45M19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18" meta:paragraph-count="197" meta:word-count="3771" meta:character-count="23370" meta:non-whitespace-character-count="19737"/>
  </office:meta>
</office:document-meta>
</file>